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16.96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22.005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8.991cm"/>
    </style:style>
    <style:style style:name="co23" style:family="table-column">
      <style:table-column-properties fo:break-before="auto" style:column-width="11.266cm"/>
    </style:style>
    <style:style style:name="ro2" style:family="table-row">
      <style:table-row-properties style:row-height="2.106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ff66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rkusz1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imie, nazwisko, plec, poziom, pozycja, menu, rozmiar) values ('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10" office:value-type="string">
            <text:p>Do wyszukania</text:p>
          </table:table-cell>
          <table:table-cell table:style-name="ce10" office:value-type="string">
            <text:p>Rozmiary</text:p>
          </table:table-cell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]&amp;&quot;','&quot;&amp;[.C2]&amp;&quot;','&quot;&amp;[.D2]&amp;&quot;',&quot;&amp;[.E2]&amp;&quot;,'&quot;&amp;[.F2]&amp;&quot;','&quot;&amp;[.G2]&amp;&quot;','&quot;&amp;[.H2]&amp;&quot;');&quot;" office:value-type="string" office:string-value="insert into zawodnicy(imie, nazwisko, plec, poziom, pozycja, menu, rozmiar) values ('Beata','Baranowska','K',9,'handler','mięso','L');">
            <text:p>insert into zawodnicy(imie, nazwisko, plec, poziom, pozycja, menu, rozmiar) values ('Beata','Baranowska','K',9,'handler','mięso','L');</text:p>
          </table:table-cell>
          <table:table-cell/>
          <table:table-cell table:style-name="ce11" office:value-type="float" office:value="1">
            <text:p>1</text:p>
          </table:table-cell>
          <table:table-cell table:style-name="ce11" office:value-type="string">
            <text:p>XS</text:p>
          </table:table-cell>
        </table:table-row>
        <table:table-row table:style-name="ro1">
          <table:table-cell/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]&amp;&quot;','&quot;&amp;[.C3]&amp;&quot;','&quot;&amp;[.D3]&amp;&quot;',&quot;&amp;[.E3]&amp;&quot;,'&quot;&amp;[.F3]&amp;&quot;','&quot;&amp;[.G3]&amp;&quot;','&quot;&amp;[.H3]&amp;&quot;');&quot;" office:value-type="string" office:string-value="insert into zawodnicy(imie, nazwisko, plec, poziom, pozycja, menu, rozmiar) values ('Anna','Nowak','K',8,'handler','mięso','L');">
            <text:p>insert into zawodnicy(imie, nazwisko, plec, poziom, pozycja, menu, rozmiar) values ('Anna','Nowak','K',8,'handler','mięso','L');</text:p>
          </table:table-cell>
          <table:table-cell/>
          <table:table-cell table:style-name="ce11" office:value-type="float" office:value="2">
            <text:p>2</text:p>
          </table:table-cell>
          <table:table-cell table:style-name="ce11" office:value-type="string">
            <text:p>S</text:p>
          </table:table-cell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]&amp;&quot;','&quot;&amp;[.C4]&amp;&quot;','&quot;&amp;[.D4]&amp;&quot;',&quot;&amp;[.E4]&amp;&quot;,'&quot;&amp;[.F4]&amp;&quot;','&quot;&amp;[.G4]&amp;&quot;','&quot;&amp;[.H4]&amp;&quot;');&quot;" office:value-type="string" office:string-value="insert into zawodnicy(imie, nazwisko, plec, poziom, pozycja, menu, rozmiar) values ('Stanisława','Wilk','K',5,'cutter','mięso','XS');">
            <text:p>insert into zawodnicy(imie, nazwisko, plec, poziom, pozycja, menu, rozmiar) values ('Stanisława','Wilk','K',5,'cutter','mięso','XS');</text:p>
          </table:table-cell>
          <table:table-cell/>
          <table:table-cell table:style-name="ce11" office:value-type="float" office:value="3">
            <text:p>3</text:p>
          </table:table-cell>
          <table:table-cell table:style-name="ce11" office:value-type="string">
            <text:p>M</text:p>
          </table:table-cell>
        </table:table-row>
        <table:table-row table:style-name="ro1">
          <table:table-cell/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]&amp;&quot;','&quot;&amp;[.C5]&amp;&quot;','&quot;&amp;[.D5]&amp;&quot;',&quot;&amp;[.E5]&amp;&quot;,'&quot;&amp;[.F5]&amp;&quot;','&quot;&amp;[.G5]&amp;&quot;','&quot;&amp;[.H5]&amp;&quot;');&quot;" office:value-type="string" office:string-value="insert into zawodnicy(imie, nazwisko, plec, poziom, pozycja, menu, rozmiar) values ('Karolina','Andrzejewska','K',4,'handler','mięso','L');">
            <text:p>insert into zawodnicy(imie, nazwisko, plec, poziom, pozycja, menu, rozmiar) values ('Karolina','Andrzejewska','K',4,'handler','mięso','L');</text:p>
          </table:table-cell>
          <table:table-cell/>
          <table:table-cell table:style-name="ce11" office:value-type="float" office:value="4">
            <text:p>4</text:p>
          </table:table-cell>
          <table:table-cell table:style-name="ce11" office:value-type="string">
            <text:p>L</text:p>
          </table:table-cell>
        </table:table-row>
        <table:table-row table:style-name="ro1">
          <table:table-cell/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]&amp;&quot;','&quot;&amp;[.C6]&amp;&quot;','&quot;&amp;[.D6]&amp;&quot;',&quot;&amp;[.E6]&amp;&quot;,'&quot;&amp;[.F6]&amp;&quot;','&quot;&amp;[.G6]&amp;&quot;','&quot;&amp;[.H6]&amp;&quot;');&quot;" office:value-type="string" office:string-value="insert into zawodnicy(imie, nazwisko, plec, poziom, pozycja, menu, rozmiar) values ('Krystyna','Kowalska','K',4,'handler','mięso','XL');">
            <text:p>insert into zawodnicy(imie, nazwisko, plec, poziom, pozycja, menu, rozmiar) values ('Krystyna','Kowalska','K',4,'handler','mięso','XL');</text:p>
          </table:table-cell>
          <table:table-cell/>
          <table:table-cell table:style-name="ce11" office:value-type="float" office:value="5">
            <text:p>5</text:p>
          </table:table-cell>
          <table:table-cell table:style-name="ce11" office:value-type="string">
            <text:p>XL</text:p>
          </table:table-cell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]&amp;&quot;','&quot;&amp;[.C7]&amp;&quot;','&quot;&amp;[.D7]&amp;&quot;',&quot;&amp;[.E7]&amp;&quot;,'&quot;&amp;[.F7]&amp;&quot;','&quot;&amp;[.G7]&amp;&quot;','&quot;&amp;[.H7]&amp;&quot;');&quot;" office:value-type="string" office:string-value="insert into zawodnicy(imie, nazwisko, plec, poziom, pozycja, menu, rozmiar) values ('Stefania','Adamska','K',2,'handler','mięso','M');">
            <text:p>insert into zawodnicy(imie, nazwisko, plec, poziom, pozycja, menu, rozmiar) values ('Stefania','Adamska','K',2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]&amp;&quot;','&quot;&amp;[.C8]&amp;&quot;','&quot;&amp;[.D8]&amp;&quot;',&quot;&amp;[.E8]&amp;&quot;,'&quot;&amp;[.F8]&amp;&quot;','&quot;&amp;[.G8]&amp;&quot;','&quot;&amp;[.H8]&amp;&quot;');&quot;" office:value-type="string" office:string-value="insert into zawodnicy(imie, nazwisko, plec, poziom, pozycja, menu, rozmiar) values ('Kazimiera','Wysocka','K',4,'cutter','mięso','XL');">
            <text:p>insert into zawodnicy(imie, nazwisko, plec, poziom, pozycja, menu, rozmiar) values ('Kazimiera','Wysocka','K',4,'cutter','mięso','XL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1">
          <table:table-cell/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]&amp;&quot;','&quot;&amp;[.C9]&amp;&quot;','&quot;&amp;[.D9]&amp;&quot;',&quot;&amp;[.E9]&amp;&quot;,'&quot;&amp;[.F9]&amp;&quot;','&quot;&amp;[.G9]&amp;&quot;','&quot;&amp;[.H9]&amp;&quot;');&quot;" office:value-type="string" office:string-value="insert into zawodnicy(imie, nazwisko, plec, poziom, pozycja, menu, rozmiar) values ('Grażyna','Marciniak','K',7,'cutter','mięso','L');">
            <text:p>insert into zawodnicy(imie, nazwisko, plec, poziom, pozycja, menu, rozmiar) values ('Grażyna','Marciniak','K',7,'cutter','mięso','L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/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]&amp;&quot;','&quot;&amp;[.C10]&amp;&quot;','&quot;&amp;[.D10]&amp;&quot;',&quot;&amp;[.E10]&amp;&quot;,'&quot;&amp;[.F10]&amp;&quot;','&quot;&amp;[.G10]&amp;&quot;','&quot;&amp;[.H10]&amp;&quot;');&quot;" office:value-type="string" office:string-value="insert into zawodnicy(imie, nazwisko, plec, poziom, pozycja, menu, rozmiar) values ('Izabela','Mazurek','K',2,'handler','mięso','XL');">
            <text:p>insert into zawodnicy(imie, nazwisko, plec, poziom, pozycja, menu, rozmiar) values ('Izabela','Mazurek','K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]&amp;&quot;','&quot;&amp;[.C11]&amp;&quot;','&quot;&amp;[.D11]&amp;&quot;',&quot;&amp;[.E11]&amp;&quot;,'&quot;&amp;[.F11]&amp;&quot;','&quot;&amp;[.G11]&amp;&quot;','&quot;&amp;[.H11]&amp;&quot;');&quot;" office:value-type="string" office:string-value="insert into zawodnicy(imie, nazwisko, plec, poziom, pozycja, menu, rozmiar) values ('Zofia','Duda','K',1,'cutter','mięso','L');">
            <text:p>insert into zawodnicy(imie, nazwisko, plec, poziom, pozycja, menu, rozmiar) values ('Zofia','Duda','K',1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]&amp;&quot;','&quot;&amp;[.C12]&amp;&quot;','&quot;&amp;[.D12]&amp;&quot;',&quot;&amp;[.E12]&amp;&quot;,'&quot;&amp;[.F12]&amp;&quot;','&quot;&amp;[.G12]&amp;&quot;','&quot;&amp;[.H12]&amp;&quot;');&quot;" office:value-type="string" office:string-value="insert into zawodnicy(imie, nazwisko, plec, poziom, pozycja, menu, rozmiar) values ('Aleksandra','Walczak','K',4,'handler','mięso','XL');">
            <text:p>insert into zawodnicy(imie, nazwisko, plec, poziom, pozycja, menu, rozmiar) values ('Aleksandra','Walczak','K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3]&amp;&quot;','&quot;&amp;[.C13]&amp;&quot;','&quot;&amp;[.D13]&amp;&quot;',&quot;&amp;[.E13]&amp;&quot;,'&quot;&amp;[.F13]&amp;&quot;','&quot;&amp;[.G13]&amp;&quot;','&quot;&amp;[.H13]&amp;&quot;');&quot;" office:value-type="string" office:string-value="insert into zawodnicy(imie, nazwisko, plec, poziom, pozycja, menu, rozmiar) values ('Magdalena','Sikorska','K',4,'cutter','mięso','M');">
            <text:p>insert into zawodnicy(imie, nazwisko, plec, poziom, pozycja, menu, rozmiar) values ('Magdalena','Sikorska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4]&amp;&quot;','&quot;&amp;[.C14]&amp;&quot;','&quot;&amp;[.D14]&amp;&quot;',&quot;&amp;[.E14]&amp;&quot;,'&quot;&amp;[.F14]&amp;&quot;','&quot;&amp;[.G14]&amp;&quot;','&quot;&amp;[.H14]&amp;&quot;');&quot;" office:value-type="string" office:string-value="insert into zawodnicy(imie, nazwisko, plec, poziom, pozycja, menu, rozmiar) values ('Dorota','Tomaszewska','K',4,'handler','mięso','M');">
            <text:p>insert into zawodnicy(imie, nazwisko, plec, poziom, pozycja, menu, rozmiar) values ('Dorota','Tomaszewska','K',4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5]&amp;&quot;','&quot;&amp;[.C15]&amp;&quot;','&quot;&amp;[.D15]&amp;&quot;',&quot;&amp;[.E15]&amp;&quot;,'&quot;&amp;[.F15]&amp;&quot;','&quot;&amp;[.G15]&amp;&quot;','&quot;&amp;[.H15]&amp;&quot;');&quot;" office:value-type="string" office:string-value="insert into zawodnicy(imie, nazwisko, plec, poziom, pozycja, menu, rozmiar) values ('Barbara','Majewska','K',7,'handler','wege','L');">
            <text:p>insert into zawodnicy(imie, nazwisko, plec, poziom, pozycja, menu, rozmiar) values ('Barbara','Majewska','K',7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6]&amp;&quot;','&quot;&amp;[.C16]&amp;&quot;','&quot;&amp;[.D16]&amp;&quot;',&quot;&amp;[.E16]&amp;&quot;,'&quot;&amp;[.F16]&amp;&quot;','&quot;&amp;[.G16]&amp;&quot;','&quot;&amp;[.H16]&amp;&quot;');&quot;" office:value-type="string" office:string-value="insert into zawodnicy(imie, nazwisko, plec, poziom, pozycja, menu, rozmiar) values ('Natalia','Czarnecka','K',3,'cutter','mięso','XL');">
            <text:p>insert into zawodnicy(imie, nazwisko, plec, poziom, pozycja, menu, rozmiar) values ('Natalia','Czarnecka','K',3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7]&amp;&quot;','&quot;&amp;[.C17]&amp;&quot;','&quot;&amp;[.D17]&amp;&quot;',&quot;&amp;[.E17]&amp;&quot;,'&quot;&amp;[.F17]&amp;&quot;','&quot;&amp;[.G17]&amp;&quot;','&quot;&amp;[.H17]&amp;&quot;');&quot;" office:value-type="string" office:string-value="insert into zawodnicy(imie, nazwisko, plec, poziom, pozycja, menu, rozmiar) values ('Urszula','Andrzejewska','K',5,'handler','mięso','L');">
            <text:p>insert into zawodnicy(imie, nazwisko, plec, poziom, pozycja, menu, rozmiar) values ('Urszula','Andrzejewska','K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8]&amp;&quot;','&quot;&amp;[.C18]&amp;&quot;','&quot;&amp;[.D18]&amp;&quot;',&quot;&amp;[.E18]&amp;&quot;,'&quot;&amp;[.F18]&amp;&quot;','&quot;&amp;[.G18]&amp;&quot;','&quot;&amp;[.H18]&amp;&quot;');&quot;" office:value-type="string" office:string-value="insert into zawodnicy(imie, nazwisko, plec, poziom, pozycja, menu, rozmiar) values ('Joanna','Górska','K',2,'cutter','wege','XL');">
            <text:p>insert into zawodnicy(imie, nazwisko, plec, poziom, pozycja, menu, rozmiar) values ('Joanna','Górska','K',2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9]&amp;&quot;','&quot;&amp;[.C19]&amp;&quot;','&quot;&amp;[.D19]&amp;&quot;',&quot;&amp;[.E19]&amp;&quot;,'&quot;&amp;[.F19]&amp;&quot;','&quot;&amp;[.G19]&amp;&quot;','&quot;&amp;[.H19]&amp;&quot;');&quot;" office:value-type="string" office:string-value="insert into zawodnicy(imie, nazwisko, plec, poziom, pozycja, menu, rozmiar) values ('Alicja','Sikorska','K',3,'cutter','mięso','L');">
            <text:p>insert into zawodnicy(imie, nazwisko, plec, poziom, pozycja, menu, rozmiar) values ('Alicja','Sikorska','K',3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0]&amp;&quot;','&quot;&amp;[.C20]&amp;&quot;','&quot;&amp;[.D20]&amp;&quot;',&quot;&amp;[.E20]&amp;&quot;,'&quot;&amp;[.F20]&amp;&quot;','&quot;&amp;[.G20]&amp;&quot;','&quot;&amp;[.H20]&amp;&quot;');&quot;" office:value-type="string" office:string-value="insert into zawodnicy(imie, nazwisko, plec, poziom, pozycja, menu, rozmiar) values ('Natalia','Cieślak','K',10,'cutter','mięso','XL');">
            <text:p>insert into zawodnicy(imie, nazwisko, plec, poziom, pozycja, menu, rozmiar) values ('Natalia','Cieślak','K',10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1]&amp;&quot;','&quot;&amp;[.C21]&amp;&quot;','&quot;&amp;[.D21]&amp;&quot;',&quot;&amp;[.E21]&amp;&quot;,'&quot;&amp;[.F21]&amp;&quot;','&quot;&amp;[.G21]&amp;&quot;','&quot;&amp;[.H21]&amp;&quot;');&quot;" office:value-type="string" office:string-value="insert into zawodnicy(imie, nazwisko, plec, poziom, pozycja, menu, rozmiar) values ('Barbara','Mazurek','K',10,'handler','wege','XS');">
            <text:p>insert into zawodnicy(imie, nazwisko, plec, poziom, pozycja, menu, rozmiar) values ('Barbara','Mazurek','K',10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2]&amp;&quot;','&quot;&amp;[.C22]&amp;&quot;','&quot;&amp;[.D22]&amp;&quot;',&quot;&amp;[.E22]&amp;&quot;,'&quot;&amp;[.F22]&amp;&quot;','&quot;&amp;[.G22]&amp;&quot;','&quot;&amp;[.H22]&amp;&quot;');&quot;" office:value-type="string" office:string-value="insert into zawodnicy(imie, nazwisko, plec, poziom, pozycja, menu, rozmiar) values ('Renata','Nowakowska','K',2,'cutter','mięso','M');">
            <text:p>insert into zawodnicy(imie, nazwisko, plec, poziom, pozycja, menu, rozmiar) values ('Renata','Nowakowska','K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3]&amp;&quot;','&quot;&amp;[.C23]&amp;&quot;','&quot;&amp;[.D23]&amp;&quot;',&quot;&amp;[.E23]&amp;&quot;,'&quot;&amp;[.F23]&amp;&quot;','&quot;&amp;[.G23]&amp;&quot;','&quot;&amp;[.H23]&amp;&quot;');&quot;" office:value-type="string" office:string-value="insert into zawodnicy(imie, nazwisko, plec, poziom, pozycja, menu, rozmiar) values ('Teresa','Sikora','K',10,'cutter','mięso','XL');">
            <text:p>insert into zawodnicy(imie, nazwisko, plec, poziom, pozycja, menu, rozmiar) values ('Teresa','Sikora','K',10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4]&amp;&quot;','&quot;&amp;[.C24]&amp;&quot;','&quot;&amp;[.D24]&amp;&quot;',&quot;&amp;[.E24]&amp;&quot;,'&quot;&amp;[.F24]&amp;&quot;','&quot;&amp;[.G24]&amp;&quot;','&quot;&amp;[.H24]&amp;&quot;');&quot;" office:value-type="string" office:string-value="insert into zawodnicy(imie, nazwisko, plec, poziom, pozycja, menu, rozmiar) values ('Beata','Kowalczyk','K',8,'handler','mięso','M');">
            <text:p>insert into zawodnicy(imie, nazwisko, plec, poziom, pozycja, menu, rozmiar) values ('Beata','Kowalczyk','K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5]&amp;&quot;','&quot;&amp;[.C25]&amp;&quot;','&quot;&amp;[.D25]&amp;&quot;',&quot;&amp;[.E25]&amp;&quot;,'&quot;&amp;[.F25]&amp;&quot;','&quot;&amp;[.G25]&amp;&quot;','&quot;&amp;[.H25]&amp;&quot;');&quot;" office:value-type="string" office:string-value="insert into zawodnicy(imie, nazwisko, plec, poziom, pozycja, menu, rozmiar) values ('Elżbieta','Wasilewska','K',10,'cutter','mięso','XL');">
            <text:p>insert into zawodnicy(imie, nazwisko, plec, poziom, pozycja, menu, rozmiar) values ('Elżbieta','Wasilewska','K',10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6]&amp;&quot;','&quot;&amp;[.C26]&amp;&quot;','&quot;&amp;[.D26]&amp;&quot;',&quot;&amp;[.E26]&amp;&quot;,'&quot;&amp;[.F26]&amp;&quot;','&quot;&amp;[.G26]&amp;&quot;','&quot;&amp;[.H26]&amp;&quot;');&quot;" office:value-type="string" office:string-value="insert into zawodnicy(imie, nazwisko, plec, poziom, pozycja, menu, rozmiar) values ('Teresa','Kwiatkowska','K',6,'cutter','mięso','L');">
            <text:p>insert into zawodnicy(imie, nazwisko, plec, poziom, pozycja, menu, rozmiar) values ('Teresa','Kwiatkowska','K',6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7]&amp;&quot;','&quot;&amp;[.C27]&amp;&quot;','&quot;&amp;[.D27]&amp;&quot;',&quot;&amp;[.E27]&amp;&quot;,'&quot;&amp;[.F27]&amp;&quot;','&quot;&amp;[.G27]&amp;&quot;','&quot;&amp;[.H27]&amp;&quot;');&quot;" office:value-type="string" office:string-value="insert into zawodnicy(imie, nazwisko, plec, poziom, pozycja, menu, rozmiar) values ('Halina','Nowak','K',6,'handler','mięso','XS');">
            <text:p>insert into zawodnicy(imie, nazwisko, plec, poziom, pozycja, menu, rozmiar) values ('Halina','Nowak','K',6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8]&amp;&quot;','&quot;&amp;[.C28]&amp;&quot;','&quot;&amp;[.D28]&amp;&quot;',&quot;&amp;[.E28]&amp;&quot;,'&quot;&amp;[.F28]&amp;&quot;','&quot;&amp;[.G28]&amp;&quot;','&quot;&amp;[.H28]&amp;&quot;');&quot;" office:value-type="string" office:string-value="insert into zawodnicy(imie, nazwisko, plec, poziom, pozycja, menu, rozmiar) values ('Barbara','Baran','K',10,'handler','mięso','L');">
            <text:p>insert into zawodnicy(imie, nazwisko, plec, poziom, pozycja, menu, rozmiar) values ('Barbara','Baran','K',10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9]&amp;&quot;','&quot;&amp;[.C29]&amp;&quot;','&quot;&amp;[.D29]&amp;&quot;',&quot;&amp;[.E29]&amp;&quot;,'&quot;&amp;[.F29]&amp;&quot;','&quot;&amp;[.G29]&amp;&quot;','&quot;&amp;[.H29]&amp;&quot;');&quot;" office:value-type="string" office:string-value="insert into zawodnicy(imie, nazwisko, plec, poziom, pozycja, menu, rozmiar) values ('Stanisława','Sadowska','K',8,'cutter','mięso','L');">
            <text:p>insert into zawodnicy(imie, nazwisko, plec, poziom, pozycja, menu, rozmiar) values ('Stanisława','Sadowska','K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0]&amp;&quot;','&quot;&amp;[.C30]&amp;&quot;','&quot;&amp;[.D30]&amp;&quot;',&quot;&amp;[.E30]&amp;&quot;,'&quot;&amp;[.F30]&amp;&quot;','&quot;&amp;[.G30]&amp;&quot;','&quot;&amp;[.H30]&amp;&quot;');&quot;" office:value-type="string" office:string-value="insert into zawodnicy(imie, nazwisko, plec, poziom, pozycja, menu, rozmiar) values ('Zofia','Wojciechowska','K',5,'cutter','mięso','L');">
            <text:p>insert into zawodnicy(imie, nazwisko, plec, poziom, pozycja, menu, rozmiar) values ('Zofia','Wojciechowska','K',5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1]&amp;&quot;','&quot;&amp;[.C31]&amp;&quot;','&quot;&amp;[.D31]&amp;&quot;',&quot;&amp;[.E31]&amp;&quot;,'&quot;&amp;[.F31]&amp;&quot;','&quot;&amp;[.G31]&amp;&quot;','&quot;&amp;[.H31]&amp;&quot;');&quot;" office:value-type="string" office:string-value="insert into zawodnicy(imie, nazwisko, plec, poziom, pozycja, menu, rozmiar) values ('Alicja','Baranowska','K',9,'cutter','mięso','XL');">
            <text:p>insert into zawodnicy(imie, nazwisko, plec, poziom, pozycja, menu, rozmiar) values ('Alicja','Baranowska','K',9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2]&amp;&quot;','&quot;&amp;[.C32]&amp;&quot;','&quot;&amp;[.D32]&amp;&quot;',&quot;&amp;[.E32]&amp;&quot;,'&quot;&amp;[.F32]&amp;&quot;','&quot;&amp;[.G32]&amp;&quot;','&quot;&amp;[.H32]&amp;&quot;');&quot;" office:value-type="string" office:string-value="insert into zawodnicy(imie, nazwisko, plec, poziom, pozycja, menu, rozmiar) values ('Stanisława','Borkowska','K',8,'cutter','wege','L');">
            <text:p>insert into zawodnicy(imie, nazwisko, plec, poziom, pozycja, menu, rozmiar) values ('Stanisława','Borkowska','K',8,'cutt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3]&amp;&quot;','&quot;&amp;[.C33]&amp;&quot;','&quot;&amp;[.D33]&amp;&quot;',&quot;&amp;[.E33]&amp;&quot;,'&quot;&amp;[.F33]&amp;&quot;','&quot;&amp;[.G33]&amp;&quot;','&quot;&amp;[.H33]&amp;&quot;');&quot;" office:value-type="string" office:string-value="insert into zawodnicy(imie, nazwisko, plec, poziom, pozycja, menu, rozmiar) values ('Stefania','Zając','K',6,'cutter','mięso','XL');">
            <text:p>insert into zawodnicy(imie, nazwisko, plec, poziom, pozycja, menu, rozmiar) values ('Stefania','Zając','K',6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4]&amp;&quot;','&quot;&amp;[.C34]&amp;&quot;','&quot;&amp;[.D34]&amp;&quot;',&quot;&amp;[.E34]&amp;&quot;,'&quot;&amp;[.F34]&amp;&quot;','&quot;&amp;[.G34]&amp;&quot;','&quot;&amp;[.H34]&amp;&quot;');&quot;" office:value-type="string" office:string-value="insert into zawodnicy(imie, nazwisko, plec, poziom, pozycja, menu, rozmiar) values ('Ewelina','Jabłońska','K',4,'cutter','mięso','M');">
            <text:p>insert into zawodnicy(imie, nazwisko, plec, poziom, pozycja, menu, rozmiar) values ('Ewelina','Jabłońska','K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5]&amp;&quot;','&quot;&amp;[.C35]&amp;&quot;','&quot;&amp;[.D35]&amp;&quot;',&quot;&amp;[.E35]&amp;&quot;,'&quot;&amp;[.F35]&amp;&quot;','&quot;&amp;[.G35]&amp;&quot;','&quot;&amp;[.H35]&amp;&quot;');&quot;" office:value-type="string" office:string-value="insert into zawodnicy(imie, nazwisko, plec, poziom, pozycja, menu, rozmiar) values ('Elżbieta','Majewska','K',4,'cutter','mięso','L');">
            <text:p>insert into zawodnicy(imie, nazwisko, plec, poziom, pozycja, menu, rozmiar) values ('Elżbieta','Majewska','K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6]&amp;&quot;','&quot;&amp;[.C36]&amp;&quot;','&quot;&amp;[.D36]&amp;&quot;',&quot;&amp;[.E36]&amp;&quot;,'&quot;&amp;[.F36]&amp;&quot;','&quot;&amp;[.G36]&amp;&quot;','&quot;&amp;[.H36]&amp;&quot;');&quot;" office:value-type="string" office:string-value="insert into zawodnicy(imie, nazwisko, plec, poziom, pozycja, menu, rozmiar) values ('Bożena','Wasilewska','K',5,'handler','mięso','L');">
            <text:p>insert into zawodnicy(imie, nazwisko, plec, poziom, pozycja, menu, rozmiar) values ('Bożena','Wasilewska','K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7]&amp;&quot;','&quot;&amp;[.C37]&amp;&quot;','&quot;&amp;[.D37]&amp;&quot;',&quot;&amp;[.E37]&amp;&quot;,'&quot;&amp;[.F37]&amp;&quot;','&quot;&amp;[.G37]&amp;&quot;','&quot;&amp;[.H37]&amp;&quot;');&quot;" office:value-type="string" office:string-value="insert into zawodnicy(imie, nazwisko, plec, poziom, pozycja, menu, rozmiar) values ('Marzena','Lis','K',5,'handler','mięso','L');">
            <text:p>insert into zawodnicy(imie, nazwisko, plec, poziom, pozycja, menu, rozmiar) values ('Marzena','Lis','K',5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8]&amp;&quot;','&quot;&amp;[.C38]&amp;&quot;','&quot;&amp;[.D38]&amp;&quot;',&quot;&amp;[.E38]&amp;&quot;,'&quot;&amp;[.F38]&amp;&quot;','&quot;&amp;[.G38]&amp;&quot;','&quot;&amp;[.H38]&amp;&quot;');&quot;" office:value-type="string" office:string-value="insert into zawodnicy(imie, nazwisko, plec, poziom, pozycja, menu, rozmiar) values ('Agata','Bąk','K',10,'cutter','mięso','S');">
            <text:p>insert into zawodnicy(imie, nazwisko, plec, poziom, pozycja, menu, rozmiar) values ('Agata','Bąk','K',10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9]&amp;&quot;','&quot;&amp;[.C39]&amp;&quot;','&quot;&amp;[.D39]&amp;&quot;',&quot;&amp;[.E39]&amp;&quot;,'&quot;&amp;[.F39]&amp;&quot;','&quot;&amp;[.G39]&amp;&quot;','&quot;&amp;[.H39]&amp;&quot;');&quot;" office:value-type="string" office:string-value="insert into zawodnicy(imie, nazwisko, plec, poziom, pozycja, menu, rozmiar) values ('Agnieszka','Szczepańska','K',6,'cutter','mięso','S');">
            <text:p>insert into zawodnicy(imie, nazwisko, plec, poziom, pozycja, menu, rozmiar) values ('Agnieszka','Szczepańska','K',6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0]&amp;&quot;','&quot;&amp;[.C40]&amp;&quot;','&quot;&amp;[.D40]&amp;&quot;',&quot;&amp;[.E40]&amp;&quot;,'&quot;&amp;[.F40]&amp;&quot;','&quot;&amp;[.G40]&amp;&quot;','&quot;&amp;[.H40]&amp;&quot;');&quot;" office:value-type="string" office:string-value="insert into zawodnicy(imie, nazwisko, plec, poziom, pozycja, menu, rozmiar) values ('Maria','Pawłowska','K',9,'cutter','mięso','L');">
            <text:p>insert into zawodnicy(imie, nazwisko, plec, poziom, pozycja, menu, rozmiar) values ('Maria','Pawłowska','K',9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1]&amp;&quot;','&quot;&amp;[.C41]&amp;&quot;','&quot;&amp;[.D41]&amp;&quot;',&quot;&amp;[.E41]&amp;&quot;,'&quot;&amp;[.F41]&amp;&quot;','&quot;&amp;[.G41]&amp;&quot;','&quot;&amp;[.H41]&amp;&quot;');&quot;" office:value-type="string" office:string-value="insert into zawodnicy(imie, nazwisko, plec, poziom, pozycja, menu, rozmiar) values ('Iwona','Pawlak','K',5,'handler','mięso','XL');">
            <text:p>insert into zawodnicy(imie, nazwisko, plec, poziom, pozycja, menu, rozmiar) values ('Iwona','Pawlak','K',5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2]&amp;&quot;','&quot;&amp;[.C42]&amp;&quot;','&quot;&amp;[.D42]&amp;&quot;',&quot;&amp;[.E42]&amp;&quot;,'&quot;&amp;[.F42]&amp;&quot;','&quot;&amp;[.G42]&amp;&quot;','&quot;&amp;[.H42]&amp;&quot;');&quot;" office:value-type="string" office:string-value="insert into zawodnicy(imie, nazwisko, plec, poziom, pozycja, menu, rozmiar) values ('Jadwiga','Piotrowska','K',1,'cutter','mięso','XL');">
            <text:p>insert into zawodnicy(imie, nazwisko, plec, poziom, pozycja, menu, rozmiar) values ('Jadwiga','Piotrowska','K',1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3]&amp;&quot;','&quot;&amp;[.C43]&amp;&quot;','&quot;&amp;[.D43]&amp;&quot;',&quot;&amp;[.E43]&amp;&quot;,'&quot;&amp;[.F43]&amp;&quot;','&quot;&amp;[.G43]&amp;&quot;','&quot;&amp;[.H43]&amp;&quot;');&quot;" office:value-type="string" office:string-value="insert into zawodnicy(imie, nazwisko, plec, poziom, pozycja, menu, rozmiar) values ('Renata','Pietrzak','K',10,'cutter','mięso','XL');">
            <text:p>insert into zawodnicy(imie, nazwisko, plec, poziom, pozycja, menu, rozmiar) values ('Renata','Pietrzak','K',10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4]&amp;&quot;','&quot;&amp;[.C44]&amp;&quot;','&quot;&amp;[.D44]&amp;&quot;',&quot;&amp;[.E44]&amp;&quot;,'&quot;&amp;[.F44]&amp;&quot;','&quot;&amp;[.G44]&amp;&quot;','&quot;&amp;[.H44]&amp;&quot;');&quot;" office:value-type="string" office:string-value="insert into zawodnicy(imie, nazwisko, plec, poziom, pozycja, menu, rozmiar) values ('Wiesława','Szulc','K',9,'cutter','mięso','S');">
            <text:p>insert into zawodnicy(imie, nazwisko, plec, poziom, pozycja, menu, rozmiar) values ('Wiesława','Szulc','K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5]&amp;&quot;','&quot;&amp;[.C45]&amp;&quot;','&quot;&amp;[.D45]&amp;&quot;',&quot;&amp;[.E45]&amp;&quot;,'&quot;&amp;[.F45]&amp;&quot;','&quot;&amp;[.G45]&amp;&quot;','&quot;&amp;[.H45]&amp;&quot;');&quot;" office:value-type="string" office:string-value="insert into zawodnicy(imie, nazwisko, plec, poziom, pozycja, menu, rozmiar) values ('Natalia','Tomaszewska','K',4,'cutter','mięso','XS');">
            <text:p>insert into zawodnicy(imie, nazwisko, plec, poziom, pozycja, menu, rozmiar) values ('Natalia','Tomaszewska','K',4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6]&amp;&quot;','&quot;&amp;[.C46]&amp;&quot;','&quot;&amp;[.D46]&amp;&quot;',&quot;&amp;[.E46]&amp;&quot;,'&quot;&amp;[.F46]&amp;&quot;','&quot;&amp;[.G46]&amp;&quot;','&quot;&amp;[.H46]&amp;&quot;');&quot;" office:value-type="string" office:string-value="insert into zawodnicy(imie, nazwisko, plec, poziom, pozycja, menu, rozmiar) values ('Magdalena','Przybylska','K',4,'cutter','mięso','S');">
            <text:p>insert into zawodnicy(imie, nazwisko, plec, poziom, pozycja, menu, rozmiar) values ('Magdalena','Przybylska','K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7]&amp;&quot;','&quot;&amp;[.C47]&amp;&quot;','&quot;&amp;[.D47]&amp;&quot;',&quot;&amp;[.E47]&amp;&quot;,'&quot;&amp;[.F47]&amp;&quot;','&quot;&amp;[.G47]&amp;&quot;','&quot;&amp;[.H47]&amp;&quot;');&quot;" office:value-type="string" office:string-value="insert into zawodnicy(imie, nazwisko, plec, poziom, pozycja, menu, rozmiar) values ('Ewa','Olszewska','K',5,'handler','mięso','XL');">
            <text:p>insert into zawodnicy(imie, nazwisko, plec, poziom, pozycja, menu, rozmiar) values ('Ewa','Olszewska','K',5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8]&amp;&quot;','&quot;&amp;[.C48]&amp;&quot;','&quot;&amp;[.D48]&amp;&quot;',&quot;&amp;[.E48]&amp;&quot;,'&quot;&amp;[.F48]&amp;&quot;','&quot;&amp;[.G48]&amp;&quot;','&quot;&amp;[.H48]&amp;&quot;');&quot;" office:value-type="string" office:string-value="insert into zawodnicy(imie, nazwisko, plec, poziom, pozycja, menu, rozmiar) values ('Agata','Dudek','K',9,'handler','mięso','S');">
            <text:p>insert into zawodnicy(imie, nazwisko, plec, poziom, pozycja, menu, rozmiar) values ('Agata','Dudek','K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9]&amp;&quot;','&quot;&amp;[.C49]&amp;&quot;','&quot;&amp;[.D49]&amp;&quot;',&quot;&amp;[.E49]&amp;&quot;,'&quot;&amp;[.F49]&amp;&quot;','&quot;&amp;[.G49]&amp;&quot;','&quot;&amp;[.H49]&amp;&quot;');&quot;" office:value-type="string" office:string-value="insert into zawodnicy(imie, nazwisko, plec, poziom, pozycja, menu, rozmiar) values ('Janina','Kalinowska','K',5,'cutter','mięso','XS');">
            <text:p>insert into zawodnicy(imie, nazwisko, plec, poziom, pozycja, menu, rozmiar) values ('Janina','Kalinowska','K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0]&amp;&quot;','&quot;&amp;[.C50]&amp;&quot;','&quot;&amp;[.D50]&amp;&quot;',&quot;&amp;[.E50]&amp;&quot;,'&quot;&amp;[.F50]&amp;&quot;','&quot;&amp;[.G50]&amp;&quot;','&quot;&amp;[.H50]&amp;&quot;');&quot;" office:value-type="string" office:string-value="insert into zawodnicy(imie, nazwisko, plec, poziom, pozycja, menu, rozmiar) values ('Urszula','Przybylska','K',4,'cutter','mięso','XS');">
            <text:p>insert into zawodnicy(imie, nazwisko, plec, poziom, pozycja, menu, rozmiar) values ('Urszula','Przybylska','K',4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1]&amp;&quot;','&quot;&amp;[.C51]&amp;&quot;','&quot;&amp;[.D51]&amp;&quot;',&quot;&amp;[.E51]&amp;&quot;,'&quot;&amp;[.F51]&amp;&quot;','&quot;&amp;[.G51]&amp;&quot;','&quot;&amp;[.H51]&amp;&quot;');&quot;" office:value-type="string" office:string-value="insert into zawodnicy(imie, nazwisko, plec, poziom, pozycja, menu, rozmiar) values ('Sylwia','Wieczorek','K',3,'handler','mięso','L');">
            <text:p>insert into zawodnicy(imie, nazwisko, plec, poziom, pozycja, menu, rozmiar) values ('Sylwia','Wieczorek','K',3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2]&amp;&quot;','&quot;&amp;[.C52]&amp;&quot;','&quot;&amp;[.D52]&amp;&quot;',&quot;&amp;[.E52]&amp;&quot;,'&quot;&amp;[.F52]&amp;&quot;','&quot;&amp;[.G52]&amp;&quot;','&quot;&amp;[.H52]&amp;&quot;');&quot;" office:value-type="string" office:string-value="insert into zawodnicy(imie, nazwisko, plec, poziom, pozycja, menu, rozmiar) values ('Zdzisław','Kowalczyk','M',6,'cutter','wege','XS');">
            <text:p>insert into zawodnicy(imie, nazwisko, plec, poziom, pozycja, menu, rozmiar) values ('Zdzisław','Kowalczyk','M',6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3]&amp;&quot;','&quot;&amp;[.C53]&amp;&quot;','&quot;&amp;[.D53]&amp;&quot;',&quot;&amp;[.E53]&amp;&quot;,'&quot;&amp;[.F53]&amp;&quot;','&quot;&amp;[.G53]&amp;&quot;','&quot;&amp;[.H53]&amp;&quot;');&quot;" office:value-type="string" office:string-value="insert into zawodnicy(imie, nazwisko, plec, poziom, pozycja, menu, rozmiar) values ('Czesław','Duda','M',1,'handler','mięso','L');">
            <text:p>insert into zawodnicy(imie, nazwisko, plec, poziom, pozycja, menu, rozmiar) values ('Czesław','Duda','M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4]&amp;&quot;','&quot;&amp;[.C54]&amp;&quot;','&quot;&amp;[.D54]&amp;&quot;',&quot;&amp;[.E54]&amp;&quot;,'&quot;&amp;[.F54]&amp;&quot;','&quot;&amp;[.G54]&amp;&quot;','&quot;&amp;[.H54]&amp;&quot;');&quot;" office:value-type="string" office:string-value="insert into zawodnicy(imie, nazwisko, plec, poziom, pozycja, menu, rozmiar) values ('Jacek','Pawłowski','M',8,'handler','mięso','M');">
            <text:p>insert into zawodnicy(imie, nazwisko, plec, poziom, pozycja, menu, rozmiar) values ('Jacek','Pawłowski','M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5]&amp;&quot;','&quot;&amp;[.C55]&amp;&quot;','&quot;&amp;[.D55]&amp;&quot;',&quot;&amp;[.E55]&amp;&quot;,'&quot;&amp;[.F55]&amp;&quot;','&quot;&amp;[.G55]&amp;&quot;','&quot;&amp;[.H55]&amp;&quot;');&quot;" office:value-type="string" office:string-value="insert into zawodnicy(imie, nazwisko, plec, poziom, pozycja, menu, rozmiar) values ('Roman','Krajewski','M',2,'cutter','mięso','XS');">
            <text:p>insert into zawodnicy(imie, nazwisko, plec, poziom, pozycja, menu, rozmiar) values ('Roman','Krajewski','M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6]&amp;&quot;','&quot;&amp;[.C56]&amp;&quot;','&quot;&amp;[.D56]&amp;&quot;',&quot;&amp;[.E56]&amp;&quot;,'&quot;&amp;[.F56]&amp;&quot;','&quot;&amp;[.G56]&amp;&quot;','&quot;&amp;[.H56]&amp;&quot;');&quot;" office:value-type="string" office:string-value="insert into zawodnicy(imie, nazwisko, plec, poziom, pozycja, menu, rozmiar) values ('Mariusz','Sikora','M',5,'handler','mięso','XS');">
            <text:p>insert into zawodnicy(imie, nazwisko, plec, poziom, pozycja, menu, rozmiar) values ('Mariusz','Sikora','M',5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7]&amp;&quot;','&quot;&amp;[.C57]&amp;&quot;','&quot;&amp;[.D57]&amp;&quot;',&quot;&amp;[.E57]&amp;&quot;,'&quot;&amp;[.F57]&amp;&quot;','&quot;&amp;[.G57]&amp;&quot;','&quot;&amp;[.H57]&amp;&quot;');&quot;" office:value-type="string" office:string-value="insert into zawodnicy(imie, nazwisko, plec, poziom, pozycja, menu, rozmiar) values ('Jacek','Mazur','M',4,'handler','mięso','XL');">
            <text:p>insert into zawodnicy(imie, nazwisko, plec, poziom, pozycja, menu, rozmiar) values ('Jacek','Mazur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8]&amp;&quot;','&quot;&amp;[.C58]&amp;&quot;','&quot;&amp;[.D58]&amp;&quot;',&quot;&amp;[.E58]&amp;&quot;,'&quot;&amp;[.F58]&amp;&quot;','&quot;&amp;[.G58]&amp;&quot;','&quot;&amp;[.H58]&amp;&quot;');&quot;" office:value-type="string" office:string-value="insert into zawodnicy(imie, nazwisko, plec, poziom, pozycja, menu, rozmiar) values ('Maciej','Kalinowski','M',10,'handler','mięso','L');">
            <text:p>insert into zawodnicy(imie, nazwisko, plec, poziom, pozycja, menu, rozmiar) values ('Maciej','Kalinowski','M',10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9]&amp;&quot;','&quot;&amp;[.C59]&amp;&quot;','&quot;&amp;[.D59]&amp;&quot;',&quot;&amp;[.E59]&amp;&quot;,'&quot;&amp;[.F59]&amp;&quot;','&quot;&amp;[.G59]&amp;&quot;','&quot;&amp;[.H59]&amp;&quot;');&quot;" office:value-type="string" office:string-value="insert into zawodnicy(imie, nazwisko, plec, poziom, pozycja, menu, rozmiar) values ('Sebastian','Krajewski','M',10,'cutter','wege','M');">
            <text:p>insert into zawodnicy(imie, nazwisko, plec, poziom, pozycja, menu, rozmiar) values ('Sebastian','Krajewski','M',10,'cutt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0]&amp;&quot;','&quot;&amp;[.C60]&amp;&quot;','&quot;&amp;[.D60]&amp;&quot;',&quot;&amp;[.E60]&amp;&quot;,'&quot;&amp;[.F60]&amp;&quot;','&quot;&amp;[.G60]&amp;&quot;','&quot;&amp;[.H60]&amp;&quot;');&quot;" office:value-type="string" office:string-value="insert into zawodnicy(imie, nazwisko, plec, poziom, pozycja, menu, rozmiar) values ('Leszek','Bąk','M',7,'cutter','mięso','XL');">
            <text:p>insert into zawodnicy(imie, nazwisko, plec, poziom, pozycja, menu, rozmiar) values ('Leszek','Bąk','M',7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1]&amp;&quot;','&quot;&amp;[.C61]&amp;&quot;','&quot;&amp;[.D61]&amp;&quot;',&quot;&amp;[.E61]&amp;&quot;,'&quot;&amp;[.F61]&amp;&quot;','&quot;&amp;[.G61]&amp;&quot;','&quot;&amp;[.H61]&amp;&quot;');&quot;" office:value-type="string" office:string-value="insert into zawodnicy(imie, nazwisko, plec, poziom, pozycja, menu, rozmiar) values ('Marek','Walczak','M',9,'handler','mięso','L');">
            <text:p>insert into zawodnicy(imie, nazwisko, plec, poziom, pozycja, menu, rozmiar) values ('Marek','Walczak','M',9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2]&amp;&quot;','&quot;&amp;[.C62]&amp;&quot;','&quot;&amp;[.D62]&amp;&quot;',&quot;&amp;[.E62]&amp;&quot;,'&quot;&amp;[.F62]&amp;&quot;','&quot;&amp;[.G62]&amp;&quot;','&quot;&amp;[.H62]&amp;&quot;');&quot;" office:value-type="string" office:string-value="insert into zawodnicy(imie, nazwisko, plec, poziom, pozycja, menu, rozmiar) values ('Jan','Jankowski','M',1,'handler','mięso','L');">
            <text:p>insert into zawodnicy(imie, nazwisko, plec, poziom, pozycja, menu, rozmiar) values ('Jan','Jankowski','M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3]&amp;&quot;','&quot;&amp;[.C63]&amp;&quot;','&quot;&amp;[.D63]&amp;&quot;',&quot;&amp;[.E63]&amp;&quot;,'&quot;&amp;[.F63]&amp;&quot;','&quot;&amp;[.G63]&amp;&quot;','&quot;&amp;[.H63]&amp;&quot;');&quot;" office:value-type="string" office:string-value="insert into zawodnicy(imie, nazwisko, plec, poziom, pozycja, menu, rozmiar) values ('Stanisław','Piotrowski','M',2,'handler','mięso','M');">
            <text:p>insert into zawodnicy(imie, nazwisko, plec, poziom, pozycja, menu, rozmiar) values ('Stanisław','Piotrowski','M',2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4]&amp;&quot;','&quot;&amp;[.C64]&amp;&quot;','&quot;&amp;[.D64]&amp;&quot;',&quot;&amp;[.E64]&amp;&quot;,'&quot;&amp;[.F64]&amp;&quot;','&quot;&amp;[.G64]&amp;&quot;','&quot;&amp;[.H64]&amp;&quot;');&quot;" office:value-type="string" office:string-value="insert into zawodnicy(imie, nazwisko, plec, poziom, pozycja, menu, rozmiar) values ('Czesław','Dąbrowski','M',9,'handler','mięso','XL');">
            <text:p>insert into zawodnicy(imie, nazwisko, plec, poziom, pozycja, menu, rozmiar) values ('Czesław','Dąbrowski','M',9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5]&amp;&quot;','&quot;&amp;[.C65]&amp;&quot;','&quot;&amp;[.D65]&amp;&quot;',&quot;&amp;[.E65]&amp;&quot;,'&quot;&amp;[.F65]&amp;&quot;','&quot;&amp;[.G65]&amp;&quot;','&quot;&amp;[.H65]&amp;&quot;');&quot;" office:value-type="string" office:string-value="insert into zawodnicy(imie, nazwisko, plec, poziom, pozycja, menu, rozmiar) values ('Roman','Czarnecki','M',8,'cutter','mięso','L');">
            <text:p>insert into zawodnicy(imie, nazwisko, plec, poziom, pozycja, menu, rozmiar) values ('Roman','Czarnecki','M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6]&amp;&quot;','&quot;&amp;[.C66]&amp;&quot;','&quot;&amp;[.D66]&amp;&quot;',&quot;&amp;[.E66]&amp;&quot;,'&quot;&amp;[.F66]&amp;&quot;','&quot;&amp;[.G66]&amp;&quot;','&quot;&amp;[.H66]&amp;&quot;');&quot;" office:value-type="string" office:string-value="insert into zawodnicy(imie, nazwisko, plec, poziom, pozycja, menu, rozmiar) values ('Jakub','Sobczak','M',2,'cutter','mięso','S');">
            <text:p>insert into zawodnicy(imie, nazwisko, plec, poziom, pozycja, menu, rozmiar) values ('Jakub','Sobczak','M',2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7]&amp;&quot;','&quot;&amp;[.C67]&amp;&quot;','&quot;&amp;[.D67]&amp;&quot;',&quot;&amp;[.E67]&amp;&quot;,'&quot;&amp;[.F67]&amp;&quot;','&quot;&amp;[.G67]&amp;&quot;','&quot;&amp;[.H67]&amp;&quot;');&quot;" office:value-type="string" office:string-value="insert into zawodnicy(imie, nazwisko, plec, poziom, pozycja, menu, rozmiar) values ('Mateusz','Czerwiński','M',2,'cutter','mięso','XS');">
            <text:p>insert into zawodnicy(imie, nazwisko, plec, poziom, pozycja, menu, rozmiar) values ('Mateusz','Czerwiński','M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8]&amp;&quot;','&quot;&amp;[.C68]&amp;&quot;','&quot;&amp;[.D68]&amp;&quot;',&quot;&amp;[.E68]&amp;&quot;,'&quot;&amp;[.F68]&amp;&quot;','&quot;&amp;[.G68]&amp;&quot;','&quot;&amp;[.H68]&amp;&quot;');&quot;" office:value-type="string" office:string-value="insert into zawodnicy(imie, nazwisko, plec, poziom, pozycja, menu, rozmiar) values ('Jacek','Szczepański','M',8,'handler','wege','L');">
            <text:p>insert into zawodnicy(imie, nazwisko, plec, poziom, pozycja, menu, rozmiar) values ('Jacek','Szczepański','M',8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9]&amp;&quot;','&quot;&amp;[.C69]&amp;&quot;','&quot;&amp;[.D69]&amp;&quot;',&quot;&amp;[.E69]&amp;&quot;,'&quot;&amp;[.F69]&amp;&quot;','&quot;&amp;[.G69]&amp;&quot;','&quot;&amp;[.H69]&amp;&quot;');&quot;" office:value-type="string" office:string-value="insert into zawodnicy(imie, nazwisko, plec, poziom, pozycja, menu, rozmiar) values ('Krzysztof','Baranowski','M',1,'handler','mięso','S');">
            <text:p>insert into zawodnicy(imie, nazwisko, plec, poziom, pozycja, menu, rozmiar) values ('Krzysztof','Baranowski','M',1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0]&amp;&quot;','&quot;&amp;[.C70]&amp;&quot;','&quot;&amp;[.D70]&amp;&quot;',&quot;&amp;[.E70]&amp;&quot;,'&quot;&amp;[.F70]&amp;&quot;','&quot;&amp;[.G70]&amp;&quot;','&quot;&amp;[.H70]&amp;&quot;');&quot;" office:value-type="string" office:string-value="insert into zawodnicy(imie, nazwisko, plec, poziom, pozycja, menu, rozmiar) values ('Ryszard','Kwiatkowski','M',3,'handler','mięso','M');">
            <text:p>insert into zawodnicy(imie, nazwisko, plec, poziom, pozycja, menu, rozmiar) values ('Ryszard','Kwiatkowski','M',3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1]&amp;&quot;','&quot;&amp;[.C71]&amp;&quot;','&quot;&amp;[.D71]&amp;&quot;',&quot;&amp;[.E71]&amp;&quot;,'&quot;&amp;[.F71]&amp;&quot;','&quot;&amp;[.G71]&amp;&quot;','&quot;&amp;[.H71]&amp;&quot;');&quot;" office:value-type="string" office:string-value="insert into zawodnicy(imie, nazwisko, plec, poziom, pozycja, menu, rozmiar) values ('Ryszard','Wiśniewski','M',6,'handler','mięso','L');">
            <text:p>insert into zawodnicy(imie, nazwisko, plec, poziom, pozycja, menu, rozmiar) values ('Ryszard','Wiśniewski','M',6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2]&amp;&quot;','&quot;&amp;[.C72]&amp;&quot;','&quot;&amp;[.D72]&amp;&quot;',&quot;&amp;[.E72]&amp;&quot;,'&quot;&amp;[.F72]&amp;&quot;','&quot;&amp;[.G72]&amp;&quot;','&quot;&amp;[.H72]&amp;&quot;');&quot;" office:value-type="string" office:string-value="insert into zawodnicy(imie, nazwisko, plec, poziom, pozycja, menu, rozmiar) values ('Paweł','Baran','M',10,'handler','mięso','XL');">
            <text:p>insert into zawodnicy(imie, nazwisko, plec, poziom, pozycja, menu, rozmiar) values ('Paweł','Baran','M',10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3]&amp;&quot;','&quot;&amp;[.C73]&amp;&quot;','&quot;&amp;[.D73]&amp;&quot;',&quot;&amp;[.E73]&amp;&quot;,'&quot;&amp;[.F73]&amp;&quot;','&quot;&amp;[.G73]&amp;&quot;','&quot;&amp;[.H73]&amp;&quot;');&quot;" office:value-type="string" office:string-value="insert into zawodnicy(imie, nazwisko, plec, poziom, pozycja, menu, rozmiar) values ('Maciej','Wójcik','M',1,'handler','mięso','M');">
            <text:p>insert into zawodnicy(imie, nazwisko, plec, poziom, pozycja, menu, rozmiar) values ('Maciej','Wójcik','M',1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4]&amp;&quot;','&quot;&amp;[.C74]&amp;&quot;','&quot;&amp;[.D74]&amp;&quot;',&quot;&amp;[.E74]&amp;&quot;,'&quot;&amp;[.F74]&amp;&quot;','&quot;&amp;[.G74]&amp;&quot;','&quot;&amp;[.H74]&amp;&quot;');&quot;" office:value-type="string" office:string-value="insert into zawodnicy(imie, nazwisko, plec, poziom, pozycja, menu, rozmiar) values ('Waldemar','Tomaszewski','M',10,'handler','mięso','XS');">
            <text:p>insert into zawodnicy(imie, nazwisko, plec, poziom, pozycja, menu, rozmiar) values ('Waldemar','Tomaszewski','M',10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5]&amp;&quot;','&quot;&amp;[.C75]&amp;&quot;','&quot;&amp;[.D75]&amp;&quot;',&quot;&amp;[.E75]&amp;&quot;,'&quot;&amp;[.F75]&amp;&quot;','&quot;&amp;[.G75]&amp;&quot;','&quot;&amp;[.H75]&amp;&quot;');&quot;" office:value-type="string" office:string-value="insert into zawodnicy(imie, nazwisko, plec, poziom, pozycja, menu, rozmiar) values ('Artur','Wilk','M',3,'handler','mięso','XL');">
            <text:p>insert into zawodnicy(imie, nazwisko, plec, poziom, pozycja, menu, rozmiar) values ('Artur','Wilk','M',3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6]&amp;&quot;','&quot;&amp;[.C76]&amp;&quot;','&quot;&amp;[.D76]&amp;&quot;',&quot;&amp;[.E76]&amp;&quot;,'&quot;&amp;[.F76]&amp;&quot;','&quot;&amp;[.G76]&amp;&quot;','&quot;&amp;[.H76]&amp;&quot;');&quot;" office:value-type="string" office:string-value="insert into zawodnicy(imie, nazwisko, plec, poziom, pozycja, menu, rozmiar) values ('Adam','Kwiatkowski','M',4,'handler','wege','L');">
            <text:p>insert into zawodnicy(imie, nazwisko, plec, poziom, pozycja, menu, rozmiar) values ('Adam','Kwiatkowski','M',4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7]&amp;&quot;','&quot;&amp;[.C77]&amp;&quot;','&quot;&amp;[.D77]&amp;&quot;',&quot;&amp;[.E77]&amp;&quot;,'&quot;&amp;[.F77]&amp;&quot;','&quot;&amp;[.G77]&amp;&quot;','&quot;&amp;[.H77]&amp;&quot;');&quot;" office:value-type="string" office:string-value="insert into zawodnicy(imie, nazwisko, plec, poziom, pozycja, menu, rozmiar) values ('Jerzy','Szymański','M',4,'cutter','mięso','XL');">
            <text:p>insert into zawodnicy(imie, nazwisko, plec, poziom, pozycja, menu, rozmiar) values ('Jerzy','Szymański','M',4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8]&amp;&quot;','&quot;&amp;[.C78]&amp;&quot;','&quot;&amp;[.D78]&amp;&quot;',&quot;&amp;[.E78]&amp;&quot;,'&quot;&amp;[.F78]&amp;&quot;','&quot;&amp;[.G78]&amp;&quot;','&quot;&amp;[.H78]&amp;&quot;');&quot;" office:value-type="string" office:string-value="insert into zawodnicy(imie, nazwisko, plec, poziom, pozycja, menu, rozmiar) values ('Mateusz','Król','M',2,'cutter','wege','XS');">
            <text:p>insert into zawodnicy(imie, nazwisko, plec, poziom, pozycja, menu, rozmiar) values ('Mateusz','Król','M',2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9]&amp;&quot;','&quot;&amp;[.C79]&amp;&quot;','&quot;&amp;[.D79]&amp;&quot;',&quot;&amp;[.E79]&amp;&quot;,'&quot;&amp;[.F79]&amp;&quot;','&quot;&amp;[.G79]&amp;&quot;','&quot;&amp;[.H79]&amp;&quot;');&quot;" office:value-type="string" office:string-value="insert into zawodnicy(imie, nazwisko, plec, poziom, pozycja, menu, rozmiar) values ('Paweł','Nowicki','M',4,'cutter','wege','XS');">
            <text:p>insert into zawodnicy(imie, nazwisko, plec, poziom, pozycja, menu, rozmiar) values ('Paweł','Nowicki','M',4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0]&amp;&quot;','&quot;&amp;[.C80]&amp;&quot;','&quot;&amp;[.D80]&amp;&quot;',&quot;&amp;[.E80]&amp;&quot;,'&quot;&amp;[.F80]&amp;&quot;','&quot;&amp;[.G80]&amp;&quot;','&quot;&amp;[.H80]&amp;&quot;');&quot;" office:value-type="string" office:string-value="insert into zawodnicy(imie, nazwisko, plec, poziom, pozycja, menu, rozmiar) values ('Sebastian','Zając','M',7,'handler','wege','S');">
            <text:p>insert into zawodnicy(imie, nazwisko, plec, poziom, pozycja, menu, rozmiar) values ('Sebastian','Zając','M',7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1]&amp;&quot;','&quot;&amp;[.C81]&amp;&quot;','&quot;&amp;[.D81]&amp;&quot;',&quot;&amp;[.E81]&amp;&quot;,'&quot;&amp;[.F81]&amp;&quot;','&quot;&amp;[.G81]&amp;&quot;','&quot;&amp;[.H81]&amp;&quot;');&quot;" office:value-type="string" office:string-value="insert into zawodnicy(imie, nazwisko, plec, poziom, pozycja, menu, rozmiar) values ('Władysław','Andrzejewski','M',2,'handler','mięso','L');">
            <text:p>insert into zawodnicy(imie, nazwisko, plec, poziom, pozycja, menu, rozmiar) values ('Władysław','Andrzejewski','M',2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2]&amp;&quot;','&quot;&amp;[.C82]&amp;&quot;','&quot;&amp;[.D82]&amp;&quot;',&quot;&amp;[.E82]&amp;&quot;,'&quot;&amp;[.F82]&amp;&quot;','&quot;&amp;[.G82]&amp;&quot;','&quot;&amp;[.H82]&amp;&quot;');&quot;" office:value-type="string" office:string-value="insert into zawodnicy(imie, nazwisko, plec, poziom, pozycja, menu, rozmiar) values ('Dawid','Wójcik','M',9,'cutter','mięso','XS');">
            <text:p>insert into zawodnicy(imie, nazwisko, plec, poziom, pozycja, menu, rozmiar) values ('Dawid','Wójcik','M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3]&amp;&quot;','&quot;&amp;[.C83]&amp;&quot;','&quot;&amp;[.D83]&amp;&quot;',&quot;&amp;[.E83]&amp;&quot;,'&quot;&amp;[.F83]&amp;&quot;','&quot;&amp;[.G83]&amp;&quot;','&quot;&amp;[.H83]&amp;&quot;');&quot;" office:value-type="string" office:string-value="insert into zawodnicy(imie, nazwisko, plec, poziom, pozycja, menu, rozmiar) values ('Jakub','Walczak','M',4,'cutter','mięso','S');">
            <text:p>insert into zawodnicy(imie, nazwisko, plec, poziom, pozycja, menu, rozmiar) values ('Jakub','Walczak','M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4]&amp;&quot;','&quot;&amp;[.C84]&amp;&quot;','&quot;&amp;[.D84]&amp;&quot;',&quot;&amp;[.E84]&amp;&quot;,'&quot;&amp;[.F84]&amp;&quot;','&quot;&amp;[.G84]&amp;&quot;','&quot;&amp;[.H84]&amp;&quot;');&quot;" office:value-type="string" office:string-value="insert into zawodnicy(imie, nazwisko, plec, poziom, pozycja, menu, rozmiar) values ('Mirosław','Szczepański','M',2,'cutter','mięso','XS');">
            <text:p>insert into zawodnicy(imie, nazwisko, plec, poziom, pozycja, menu, rozmiar) values ('Mirosław','Szczepański','M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5]&amp;&quot;','&quot;&amp;[.C85]&amp;&quot;','&quot;&amp;[.D85]&amp;&quot;',&quot;&amp;[.E85]&amp;&quot;,'&quot;&amp;[.F85]&amp;&quot;','&quot;&amp;[.G85]&amp;&quot;','&quot;&amp;[.H85]&amp;&quot;');&quot;" office:value-type="string" office:string-value="insert into zawodnicy(imie, nazwisko, plec, poziom, pozycja, menu, rozmiar) values ('Marian','Sadowski','M',8,'handler','mięso','XL');">
            <text:p>insert into zawodnicy(imie, nazwisko, plec, poziom, pozycja, menu, rozmiar) values ('Marian','Sadowski','M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6]&amp;&quot;','&quot;&amp;[.C86]&amp;&quot;','&quot;&amp;[.D86]&amp;&quot;',&quot;&amp;[.E86]&amp;&quot;,'&quot;&amp;[.F86]&amp;&quot;','&quot;&amp;[.G86]&amp;&quot;','&quot;&amp;[.H86]&amp;&quot;');&quot;" office:value-type="string" office:string-value="insert into zawodnicy(imie, nazwisko, plec, poziom, pozycja, menu, rozmiar) values ('Rafał','Ostrowski','M',2,'handler','mięso','XL');">
            <text:p>insert into zawodnicy(imie, nazwisko, plec, poziom, pozycja, menu, rozmiar) values ('Rafał','Ostrowski','M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7]&amp;&quot;','&quot;&amp;[.C87]&amp;&quot;','&quot;&amp;[.D87]&amp;&quot;',&quot;&amp;[.E87]&amp;&quot;,'&quot;&amp;[.F87]&amp;&quot;','&quot;&amp;[.G87]&amp;&quot;','&quot;&amp;[.H87]&amp;&quot;');&quot;" office:value-type="string" office:string-value="insert into zawodnicy(imie, nazwisko, plec, poziom, pozycja, menu, rozmiar) values ('Dariusz','Szczepański','M',8,'cutter','mięso','L');">
            <text:p>insert into zawodnicy(imie, nazwisko, plec, poziom, pozycja, menu, rozmiar) values ('Dariusz','Szczepański','M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8]&amp;&quot;','&quot;&amp;[.C88]&amp;&quot;','&quot;&amp;[.D88]&amp;&quot;',&quot;&amp;[.E88]&amp;&quot;,'&quot;&amp;[.F88]&amp;&quot;','&quot;&amp;[.G88]&amp;&quot;','&quot;&amp;[.H88]&amp;&quot;');&quot;" office:value-type="string" office:string-value="insert into zawodnicy(imie, nazwisko, plec, poziom, pozycja, menu, rozmiar) values ('Andrzej','Kalinowski','M',3,'handler','mięso','S');">
            <text:p>insert into zawodnicy(imie, nazwisko, plec, poziom, pozycja, menu, rozmiar) values ('Andrzej','Kalinowski','M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89]&amp;&quot;','&quot;&amp;[.C89]&amp;&quot;','&quot;&amp;[.D89]&amp;&quot;',&quot;&amp;[.E89]&amp;&quot;,'&quot;&amp;[.F89]&amp;&quot;','&quot;&amp;[.G89]&amp;&quot;','&quot;&amp;[.H89]&amp;&quot;');&quot;" office:value-type="string" office:string-value="insert into zawodnicy(imie, nazwisko, plec, poziom, pozycja, menu, rozmiar) values ('Marek','Malinowski','M',4,'cutter','mięso','S');">
            <text:p>insert into zawodnicy(imie, nazwisko, plec, poziom, pozycja, menu, rozmiar) values ('Marek','Malinowski','M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0]&amp;&quot;','&quot;&amp;[.C90]&amp;&quot;','&quot;&amp;[.D90]&amp;&quot;',&quot;&amp;[.E90]&amp;&quot;,'&quot;&amp;[.F90]&amp;&quot;','&quot;&amp;[.G90]&amp;&quot;','&quot;&amp;[.H90]&amp;&quot;');&quot;" office:value-type="string" office:string-value="insert into zawodnicy(imie, nazwisko, plec, poziom, pozycja, menu, rozmiar) values ('Łukasz','Sawicki','M',9,'handler','mięso','S');">
            <text:p>insert into zawodnicy(imie, nazwisko, plec, poziom, pozycja, menu, rozmiar) values ('Łukasz','Sawicki','M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1]&amp;&quot;','&quot;&amp;[.C91]&amp;&quot;','&quot;&amp;[.D91]&amp;&quot;',&quot;&amp;[.E91]&amp;&quot;,'&quot;&amp;[.F91]&amp;&quot;','&quot;&amp;[.G91]&amp;&quot;','&quot;&amp;[.H91]&amp;&quot;');&quot;" office:value-type="string" office:string-value="insert into zawodnicy(imie, nazwisko, plec, poziom, pozycja, menu, rozmiar) values ('Marian','Bąk','M',4,'handler','mięso','S');">
            <text:p>insert into zawodnicy(imie, nazwisko, plec, poziom, pozycja, menu, rozmiar) values ('Marian','Bąk','M',4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2]&amp;&quot;','&quot;&amp;[.C92]&amp;&quot;','&quot;&amp;[.D92]&amp;&quot;',&quot;&amp;[.E92]&amp;&quot;,'&quot;&amp;[.F92]&amp;&quot;','&quot;&amp;[.G92]&amp;&quot;','&quot;&amp;[.H92]&amp;&quot;');&quot;" office:value-type="string" office:string-value="insert into zawodnicy(imie, nazwisko, plec, poziom, pozycja, menu, rozmiar) values ('Jarosław','Jasiński','M',2,'cutter','mięso','XS');">
            <text:p>insert into zawodnicy(imie, nazwisko, plec, poziom, pozycja, menu, rozmiar) values ('Jarosław','Jasiński','M',2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3]&amp;&quot;','&quot;&amp;[.C93]&amp;&quot;','&quot;&amp;[.D93]&amp;&quot;',&quot;&amp;[.E93]&amp;&quot;,'&quot;&amp;[.F93]&amp;&quot;','&quot;&amp;[.G93]&amp;&quot;','&quot;&amp;[.H93]&amp;&quot;');&quot;" office:value-type="string" office:string-value="insert into zawodnicy(imie, nazwisko, plec, poziom, pozycja, menu, rozmiar) values ('Marcin','Ostrowski','M',3,'cutter','mięso','XS');">
            <text:p>insert into zawodnicy(imie, nazwisko, plec, poziom, pozycja, menu, rozmiar) values ('Marcin','Ostrowski','M',3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4]&amp;&quot;','&quot;&amp;[.C94]&amp;&quot;','&quot;&amp;[.D94]&amp;&quot;',&quot;&amp;[.E94]&amp;&quot;,'&quot;&amp;[.F94]&amp;&quot;','&quot;&amp;[.G94]&amp;&quot;','&quot;&amp;[.H94]&amp;&quot;');&quot;" office:value-type="string" office:string-value="insert into zawodnicy(imie, nazwisko, plec, poziom, pozycja, menu, rozmiar) values ('Rafał','Sawicki','M',4,'cutter','mięso','S');">
            <text:p>insert into zawodnicy(imie, nazwisko, plec, poziom, pozycja, menu, rozmiar) values ('Rafał','Sawicki','M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5]&amp;&quot;','&quot;&amp;[.C95]&amp;&quot;','&quot;&amp;[.D95]&amp;&quot;',&quot;&amp;[.E95]&amp;&quot;,'&quot;&amp;[.F95]&amp;&quot;','&quot;&amp;[.G95]&amp;&quot;','&quot;&amp;[.H95]&amp;&quot;');&quot;" office:value-type="string" office:string-value="insert into zawodnicy(imie, nazwisko, plec, poziom, pozycja, menu, rozmiar) values ('Stanisław','Stępień','M',3,'cutter','mięso','M');">
            <text:p>insert into zawodnicy(imie, nazwisko, plec, poziom, pozycja, menu, rozmiar) values ('Stanisław','Stępień','M',3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6]&amp;&quot;','&quot;&amp;[.C96]&amp;&quot;','&quot;&amp;[.D96]&amp;&quot;',&quot;&amp;[.E96]&amp;&quot;,'&quot;&amp;[.F96]&amp;&quot;','&quot;&amp;[.G96]&amp;&quot;','&quot;&amp;[.H96]&amp;&quot;');&quot;" office:value-type="string" office:string-value="insert into zawodnicy(imie, nazwisko, plec, poziom, pozycja, menu, rozmiar) values ('Władysław','Zakrzewski','M',9,'handler','mięso','XS');">
            <text:p>insert into zawodnicy(imie, nazwisko, plec, poziom, pozycja, menu, rozmiar) values ('Władysław','Zakrzewski','M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7]&amp;&quot;','&quot;&amp;[.C97]&amp;&quot;','&quot;&amp;[.D97]&amp;&quot;',&quot;&amp;[.E97]&amp;&quot;,'&quot;&amp;[.F97]&amp;&quot;','&quot;&amp;[.G97]&amp;&quot;','&quot;&amp;[.H97]&amp;&quot;');&quot;" office:value-type="string" office:string-value="insert into zawodnicy(imie, nazwisko, plec, poziom, pozycja, menu, rozmiar) values ('Stanisław','Ziółkowski','M',5,'cutter','mięso','XS');">
            <text:p>insert into zawodnicy(imie, nazwisko, plec, poziom, pozycja, menu, rozmiar) values ('Stanisław','Ziółkowski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8]&amp;&quot;','&quot;&amp;[.C98]&amp;&quot;','&quot;&amp;[.D98]&amp;&quot;',&quot;&amp;[.E98]&amp;&quot;,'&quot;&amp;[.F98]&amp;&quot;','&quot;&amp;[.G98]&amp;&quot;','&quot;&amp;[.H98]&amp;&quot;');&quot;" office:value-type="string" office:string-value="insert into zawodnicy(imie, nazwisko, plec, poziom, pozycja, menu, rozmiar) values ('Mirosław','Mazurek','M',2,'handler','mięso','XL');">
            <text:p>insert into zawodnicy(imie, nazwisko, plec, poziom, pozycja, menu, rozmiar) values ('Mirosław','Mazurek','M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9]&amp;&quot;','&quot;&amp;[.C99]&amp;&quot;','&quot;&amp;[.D99]&amp;&quot;',&quot;&amp;[.E99]&amp;&quot;,'&quot;&amp;[.F99]&amp;&quot;','&quot;&amp;[.G99]&amp;&quot;','&quot;&amp;[.H99]&amp;&quot;');&quot;" office:value-type="string" office:string-value="insert into zawodnicy(imie, nazwisko, plec, poziom, pozycja, menu, rozmiar) values ('Piotr','Baran','M',1,'cutter','mięso','XS');">
            <text:p>insert into zawodnicy(imie, nazwisko, plec, poziom, pozycja, menu, rozmiar) values ('Piotr','Baran','M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0]&amp;&quot;','&quot;&amp;[.C100]&amp;&quot;','&quot;&amp;[.D100]&amp;&quot;',&quot;&amp;[.E100]&amp;&quot;,'&quot;&amp;[.F100]&amp;&quot;','&quot;&amp;[.G100]&amp;&quot;','&quot;&amp;[.H100]&amp;&quot;');&quot;" office:value-type="string" office:string-value="insert into zawodnicy(imie, nazwisko, plec, poziom, pozycja, menu, rozmiar) values ('Łukasz','Ostrowski','M',5,'cutter','mięso','S');">
            <text:p>insert into zawodnicy(imie, nazwisko, plec, poziom, pozycja, menu, rozmiar) values ('Łukasz','Ostrowski','M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1]&amp;&quot;','&quot;&amp;[.C101]&amp;&quot;','&quot;&amp;[.D101]&amp;&quot;',&quot;&amp;[.E101]&amp;&quot;,'&quot;&amp;[.F101]&amp;&quot;','&quot;&amp;[.G101]&amp;&quot;','&quot;&amp;[.H101]&amp;&quot;');&quot;" office:value-type="string" office:string-value="insert into zawodnicy(imie, nazwisko, plec, poziom, pozycja, menu, rozmiar) values ('Damian','Zając','M',8,'cutter','mięso','XL');">
            <text:p>insert into zawodnicy(imie, nazwisko, plec, poziom, pozycja, menu, rozmiar) values ('Damian','Zając','M',8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2]&amp;&quot;','&quot;&amp;[.C102]&amp;&quot;','&quot;&amp;[.D102]&amp;&quot;',&quot;&amp;[.E102]&amp;&quot;,'&quot;&amp;[.F102]&amp;&quot;','&quot;&amp;[.G102]&amp;&quot;','&quot;&amp;[.H102]&amp;&quot;');&quot;" office:value-type="string" office:string-value="insert into zawodnicy(imie, nazwisko, plec, poziom, pozycja, menu, rozmiar) values ('Roman','Jaworski','M',9,'cutter','mięso','XS');">
            <text:p>insert into zawodnicy(imie, nazwisko, plec, poziom, pozycja, menu, rozmiar) values ('Roman','Jaworski','M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3]&amp;&quot;','&quot;&amp;[.C103]&amp;&quot;','&quot;&amp;[.D103]&amp;&quot;',&quot;&amp;[.E103]&amp;&quot;,'&quot;&amp;[.F103]&amp;&quot;','&quot;&amp;[.G103]&amp;&quot;','&quot;&amp;[.H103]&amp;&quot;');&quot;" office:value-type="string" office:string-value="insert into zawodnicy(imie, nazwisko, plec, poziom, pozycja, menu, rozmiar) values ('Jakub','Wasilewski','M',9,'cutter','mięso','M');">
            <text:p>insert into zawodnicy(imie, nazwisko, plec, poziom, pozycja, menu, rozmiar) values ('Jakub','Wasilewski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4]&amp;&quot;','&quot;&amp;[.C104]&amp;&quot;','&quot;&amp;[.D104]&amp;&quot;',&quot;&amp;[.E104]&amp;&quot;,'&quot;&amp;[.F104]&amp;&quot;','&quot;&amp;[.G104]&amp;&quot;','&quot;&amp;[.H104]&amp;&quot;');&quot;" office:value-type="string" office:string-value="insert into zawodnicy(imie, nazwisko, plec, poziom, pozycja, menu, rozmiar) values ('Robert','Kalinowski','M',2,'cutter','wege','S');">
            <text:p>insert into zawodnicy(imie, nazwisko, plec, poziom, pozycja, menu, rozmiar) values ('Robert','Kalinowski','M',2,'cutt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05]&amp;&quot;','&quot;&amp;[.C105]&amp;&quot;','&quot;&amp;[.D105]&amp;&quot;',&quot;&amp;[.E105]&amp;&quot;,'&quot;&amp;[.F105]&amp;&quot;','&quot;&amp;[.G105]&amp;&quot;','&quot;&amp;[.H105]&amp;&quot;');&quot;" office:value-type="string" office:string-value="insert into zawodnicy(imie, nazwisko, plec, poziom, pozycja, menu, rozmiar) values ('Wojciech','Wieczorek','M',6,'handler','mięso','XS');">
            <text:p>insert into zawodnicy(imie, nazwisko, plec, poziom, pozycja, menu, rozmiar) values ('Wojciech','Wieczorek','M',6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6]&amp;&quot;','&quot;&amp;[.C106]&amp;&quot;','&quot;&amp;[.D106]&amp;&quot;',&quot;&amp;[.E106]&amp;&quot;,'&quot;&amp;[.F106]&amp;&quot;','&quot;&amp;[.G106]&amp;&quot;','&quot;&amp;[.H106]&amp;&quot;');&quot;" office:value-type="string" office:string-value="insert into zawodnicy(imie, nazwisko, plec, poziom, pozycja, menu, rozmiar) values ('Łukasz','Rutkowski','M',1,'handler','mięso','L');">
            <text:p>insert into zawodnicy(imie, nazwisko, plec, poziom, pozycja, menu, rozmiar) values ('Łukasz','Rutkowski','M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7]&amp;&quot;','&quot;&amp;[.C107]&amp;&quot;','&quot;&amp;[.D107]&amp;&quot;',&quot;&amp;[.E107]&amp;&quot;,'&quot;&amp;[.F107]&amp;&quot;','&quot;&amp;[.G107]&amp;&quot;','&quot;&amp;[.H107]&amp;&quot;');&quot;" office:value-type="string" office:string-value="insert into zawodnicy(imie, nazwisko, plec, poziom, pozycja, menu, rozmiar) values ('Roman','Kaczmarek','M',3,'handler','mięso','S');">
            <text:p>insert into zawodnicy(imie, nazwisko, plec, poziom, pozycja, menu, rozmiar) values ('Roman','Kaczmarek','M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8]&amp;&quot;','&quot;&amp;[.C108]&amp;&quot;','&quot;&amp;[.D108]&amp;&quot;',&quot;&amp;[.E108]&amp;&quot;,'&quot;&amp;[.F108]&amp;&quot;','&quot;&amp;[.G108]&amp;&quot;','&quot;&amp;[.H108]&amp;&quot;');&quot;" office:value-type="string" office:string-value="insert into zawodnicy(imie, nazwisko, plec, poziom, pozycja, menu, rozmiar) values ('Sebastian','Nowakowski','M',1,'cutter','mięso','XL');">
            <text:p>insert into zawodnicy(imie, nazwisko, plec, poziom, pozycja, menu, rozmiar) values ('Sebastian','Nowakowski','M',1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9]&amp;&quot;','&quot;&amp;[.C109]&amp;&quot;','&quot;&amp;[.D109]&amp;&quot;',&quot;&amp;[.E109]&amp;&quot;,'&quot;&amp;[.F109]&amp;&quot;','&quot;&amp;[.G109]&amp;&quot;','&quot;&amp;[.H109]&amp;&quot;');&quot;" office:value-type="string" office:string-value="insert into zawodnicy(imie, nazwisko, plec, poziom, pozycja, menu, rozmiar) values ('Rafał','Michalak','M',4,'cutter','mięso','M');">
            <text:p>insert into zawodnicy(imie, nazwisko, plec, poziom, pozycja, menu, rozmiar) values ('Rafał','Michalak','M',4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0]&amp;&quot;','&quot;&amp;[.C110]&amp;&quot;','&quot;&amp;[.D110]&amp;&quot;',&quot;&amp;[.E110]&amp;&quot;,'&quot;&amp;[.F110]&amp;&quot;','&quot;&amp;[.G110]&amp;&quot;','&quot;&amp;[.H110]&amp;&quot;');&quot;" office:value-type="string" office:string-value="insert into zawodnicy(imie, nazwisko, plec, poziom, pozycja, menu, rozmiar) values ('Czesław','Jakubowski','M',1,'cutter','mięso','L');">
            <text:p>insert into zawodnicy(imie, nazwisko, plec, poziom, pozycja, menu, rozmiar) values ('Czesław','Jakubowski','M',1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1]&amp;&quot;','&quot;&amp;[.C111]&amp;&quot;','&quot;&amp;[.D111]&amp;&quot;',&quot;&amp;[.E111]&amp;&quot;,'&quot;&amp;[.F111]&amp;&quot;','&quot;&amp;[.G111]&amp;&quot;','&quot;&amp;[.H111]&amp;&quot;');&quot;" office:value-type="string" office:string-value="insert into zawodnicy(imie, nazwisko, plec, poziom, pozycja, menu, rozmiar) values ('Wiesław','Nowicki','M',7,'cutter','mięso','S');">
            <text:p>insert into zawodnicy(imie, nazwisko, plec, poziom, pozycja, menu, rozmiar) values ('Wiesław','Nowicki','M',7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2]&amp;&quot;','&quot;&amp;[.C112]&amp;&quot;','&quot;&amp;[.D112]&amp;&quot;',&quot;&amp;[.E112]&amp;&quot;,'&quot;&amp;[.F112]&amp;&quot;','&quot;&amp;[.G112]&amp;&quot;','&quot;&amp;[.H112]&amp;&quot;');&quot;" office:value-type="string" office:string-value="insert into zawodnicy(imie, nazwisko, plec, poziom, pozycja, menu, rozmiar) values ('Daniel','Sokołowski','M',3,'cutter','mięso','S');">
            <text:p>insert into zawodnicy(imie, nazwisko, plec, poziom, pozycja, menu, rozmiar) values ('Daniel','Sokołowski','M',3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3]&amp;&quot;','&quot;&amp;[.C113]&amp;&quot;','&quot;&amp;[.D113]&amp;&quot;',&quot;&amp;[.E113]&amp;&quot;,'&quot;&amp;[.F113]&amp;&quot;','&quot;&amp;[.G113]&amp;&quot;','&quot;&amp;[.H113]&amp;&quot;');&quot;" office:value-type="string" office:string-value="insert into zawodnicy(imie, nazwisko, plec, poziom, pozycja, menu, rozmiar) values ('Sławomir','Mazurek','M',10,'handler','mięso','L');">
            <text:p>insert into zawodnicy(imie, nazwisko, plec, poziom, pozycja, menu, rozmiar) values ('Sławomir','Mazurek','M',10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4]&amp;&quot;','&quot;&amp;[.C114]&amp;&quot;','&quot;&amp;[.D114]&amp;&quot;',&quot;&amp;[.E114]&amp;&quot;,'&quot;&amp;[.F114]&amp;&quot;','&quot;&amp;[.G114]&amp;&quot;','&quot;&amp;[.H114]&amp;&quot;');&quot;" office:value-type="string" office:string-value="insert into zawodnicy(imie, nazwisko, plec, poziom, pozycja, menu, rozmiar) values ('Marek','Zając','M',5,'cutter','mięso','L');">
            <text:p>insert into zawodnicy(imie, nazwisko, plec, poziom, pozycja, menu, rozmiar) values ('Marek','Zając','M',5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5]&amp;&quot;','&quot;&amp;[.C115]&amp;&quot;','&quot;&amp;[.D115]&amp;&quot;',&quot;&amp;[.E115]&amp;&quot;,'&quot;&amp;[.F115]&amp;&quot;','&quot;&amp;[.G115]&amp;&quot;','&quot;&amp;[.H115]&amp;&quot;');&quot;" office:value-type="string" office:string-value="insert into zawodnicy(imie, nazwisko, plec, poziom, pozycja, menu, rozmiar) values ('Ryszard','Laskowski','M',9,'cutter','mięso','M');">
            <text:p>insert into zawodnicy(imie, nazwisko, plec, poziom, pozycja, menu, rozmiar) values ('Ryszard','Laskowski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6]&amp;&quot;','&quot;&amp;[.C116]&amp;&quot;','&quot;&amp;[.D116]&amp;&quot;',&quot;&amp;[.E116]&amp;&quot;,'&quot;&amp;[.F116]&amp;&quot;','&quot;&amp;[.G116]&amp;&quot;','&quot;&amp;[.H116]&amp;&quot;');&quot;" office:value-type="string" office:string-value="insert into zawodnicy(imie, nazwisko, plec, poziom, pozycja, menu, rozmiar) values ('Jarosław','Kalinowski','M',10,'cutter','mięso','L');">
            <text:p>insert into zawodnicy(imie, nazwisko, plec, poziom, pozycja, menu, rozmiar) values ('Jarosław','Kalinowski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7]&amp;&quot;','&quot;&amp;[.C117]&amp;&quot;','&quot;&amp;[.D117]&amp;&quot;',&quot;&amp;[.E117]&amp;&quot;,'&quot;&amp;[.F117]&amp;&quot;','&quot;&amp;[.G117]&amp;&quot;','&quot;&amp;[.H117]&amp;&quot;');&quot;" office:value-type="string" office:string-value="insert into zawodnicy(imie, nazwisko, plec, poziom, pozycja, menu, rozmiar) values ('Zbigniew','Kowalski','M',9,'handler','mięso','S');">
            <text:p>insert into zawodnicy(imie, nazwisko, plec, poziom, pozycja, menu, rozmiar) values ('Zbigniew','Kowalski','M',9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8]&amp;&quot;','&quot;&amp;[.C118]&amp;&quot;','&quot;&amp;[.D118]&amp;&quot;',&quot;&amp;[.E118]&amp;&quot;,'&quot;&amp;[.F118]&amp;&quot;','&quot;&amp;[.G118]&amp;&quot;','&quot;&amp;[.H118]&amp;&quot;');&quot;" office:value-type="string" office:string-value="insert into zawodnicy(imie, nazwisko, plec, poziom, pozycja, menu, rozmiar) values ('Czesław','Jasiński','M',2,'handler','mięso','XL');">
            <text:p>insert into zawodnicy(imie, nazwisko, plec, poziom, pozycja, menu, rozmiar) values ('Czesław','Jasiński','M',2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9]&amp;&quot;','&quot;&amp;[.C119]&amp;&quot;','&quot;&amp;[.D119]&amp;&quot;',&quot;&amp;[.E119]&amp;&quot;,'&quot;&amp;[.F119]&amp;&quot;','&quot;&amp;[.G119]&amp;&quot;','&quot;&amp;[.H119]&amp;&quot;');&quot;" office:value-type="string" office:string-value="insert into zawodnicy(imie, nazwisko, plec, poziom, pozycja, menu, rozmiar) values ('Damian','Zalewski','M',7,'handler','wege','XL');">
            <text:p>insert into zawodnicy(imie, nazwisko, plec, poziom, pozycja, menu, rozmiar) values ('Damian','Zalewski','M',7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0]&amp;&quot;','&quot;&amp;[.C120]&amp;&quot;','&quot;&amp;[.D120]&amp;&quot;',&quot;&amp;[.E120]&amp;&quot;,'&quot;&amp;[.F120]&amp;&quot;','&quot;&amp;[.G120]&amp;&quot;','&quot;&amp;[.H120]&amp;&quot;');&quot;" office:value-type="string" office:string-value="insert into zawodnicy(imie, nazwisko, plec, poziom, pozycja, menu, rozmiar) values ('Andrzej','Głowacki','M',3,'cutter','mięso','L');">
            <text:p>insert into zawodnicy(imie, nazwisko, plec, poziom, pozycja, menu, rozmiar) values ('Andrzej','Głowacki','M',3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1]&amp;&quot;','&quot;&amp;[.C121]&amp;&quot;','&quot;&amp;[.D121]&amp;&quot;',&quot;&amp;[.E121]&amp;&quot;,'&quot;&amp;[.F121]&amp;&quot;','&quot;&amp;[.G121]&amp;&quot;','&quot;&amp;[.H121]&amp;&quot;');&quot;" office:value-type="string" office:string-value="insert into zawodnicy(imie, nazwisko, plec, poziom, pozycja, menu, rozmiar) values ('Sławomir','Szulc','M',9,'handler','mięso','XL');">
            <text:p>insert into zawodnicy(imie, nazwisko, plec, poziom, pozycja, menu, rozmiar) values ('Sławomir','Szulc','M',9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2]&amp;&quot;','&quot;&amp;[.C122]&amp;&quot;','&quot;&amp;[.D122]&amp;&quot;',&quot;&amp;[.E122]&amp;&quot;,'&quot;&amp;[.F122]&amp;&quot;','&quot;&amp;[.G122]&amp;&quot;','&quot;&amp;[.H122]&amp;&quot;');&quot;" office:value-type="string" office:string-value="insert into zawodnicy(imie, nazwisko, plec, poziom, pozycja, menu, rozmiar) values ('Piotr','Andrzejewski','M',6,'handler','mięso','S');">
            <text:p>insert into zawodnicy(imie, nazwisko, plec, poziom, pozycja, menu, rozmiar) values ('Piotr','Andrzejewski','M',6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3]&amp;&quot;','&quot;&amp;[.C123]&amp;&quot;','&quot;&amp;[.D123]&amp;&quot;',&quot;&amp;[.E123]&amp;&quot;,'&quot;&amp;[.F123]&amp;&quot;','&quot;&amp;[.G123]&amp;&quot;','&quot;&amp;[.H123]&amp;&quot;');&quot;" office:value-type="string" office:string-value="insert into zawodnicy(imie, nazwisko, plec, poziom, pozycja, menu, rozmiar) values ('Władysław','Pawlak','M',6,'handler','mięso','S');">
            <text:p>insert into zawodnicy(imie, nazwisko, plec, poziom, pozycja, menu, rozmiar) values ('Władysław','Pawlak','M',6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4]&amp;&quot;','&quot;&amp;[.C124]&amp;&quot;','&quot;&amp;[.D124]&amp;&quot;',&quot;&amp;[.E124]&amp;&quot;,'&quot;&amp;[.F124]&amp;&quot;','&quot;&amp;[.G124]&amp;&quot;','&quot;&amp;[.H124]&amp;&quot;');&quot;" office:value-type="string" office:string-value="insert into zawodnicy(imie, nazwisko, plec, poziom, pozycja, menu, rozmiar) values ('Waldemar','Laskowski','M',5,'handler','mięso','S');">
            <text:p>insert into zawodnicy(imie, nazwisko, plec, poziom, pozycja, menu, rozmiar) values ('Waldemar','Laskowski','M',5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5]&amp;&quot;','&quot;&amp;[.C125]&amp;&quot;','&quot;&amp;[.D125]&amp;&quot;',&quot;&amp;[.E125]&amp;&quot;,'&quot;&amp;[.F125]&amp;&quot;','&quot;&amp;[.G125]&amp;&quot;','&quot;&amp;[.H125]&amp;&quot;');&quot;" office:value-type="string" office:string-value="insert into zawodnicy(imie, nazwisko, plec, poziom, pozycja, menu, rozmiar) values ('Jan','Makowski','M',9,'cutter','mięso','S');">
            <text:p>insert into zawodnicy(imie, nazwisko, plec, poziom, pozycja, menu, rozmiar) values ('Jan','Makowski','M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6]&amp;&quot;','&quot;&amp;[.C126]&amp;&quot;','&quot;&amp;[.D126]&amp;&quot;',&quot;&amp;[.E126]&amp;&quot;,'&quot;&amp;[.F126]&amp;&quot;','&quot;&amp;[.G126]&amp;&quot;','&quot;&amp;[.H126]&amp;&quot;');&quot;" office:value-type="string" office:string-value="insert into zawodnicy(imie, nazwisko, plec, poziom, pozycja, menu, rozmiar) values ('Waldemar','Mazurek','M',10,'handler','mięso','XS');">
            <text:p>insert into zawodnicy(imie, nazwisko, plec, poziom, pozycja, menu, rozmiar) values ('Waldemar','Mazurek','M',10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7]&amp;&quot;','&quot;&amp;[.C127]&amp;&quot;','&quot;&amp;[.D127]&amp;&quot;',&quot;&amp;[.E127]&amp;&quot;,'&quot;&amp;[.F127]&amp;&quot;','&quot;&amp;[.G127]&amp;&quot;','&quot;&amp;[.H127]&amp;&quot;');&quot;" office:value-type="string" office:string-value="insert into zawodnicy(imie, nazwisko, plec, poziom, pozycja, menu, rozmiar) values ('Jarosław','Sadowski','M',1,'handler','mięso','XL');">
            <text:p>insert into zawodnicy(imie, nazwisko, plec, poziom, pozycja, menu, rozmiar) values ('Jarosław','Sadowski','M',1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8]&amp;&quot;','&quot;&amp;[.C128]&amp;&quot;','&quot;&amp;[.D128]&amp;&quot;',&quot;&amp;[.E128]&amp;&quot;,'&quot;&amp;[.F128]&amp;&quot;','&quot;&amp;[.G128]&amp;&quot;','&quot;&amp;[.H128]&amp;&quot;');&quot;" office:value-type="string" office:string-value="insert into zawodnicy(imie, nazwisko, plec, poziom, pozycja, menu, rozmiar) values ('Marian','Jankowski','M',9,'cutter','mięso','M');">
            <text:p>insert into zawodnicy(imie, nazwisko, plec, poziom, pozycja, menu, rozmiar) values ('Marian','Jankowski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29]&amp;&quot;','&quot;&amp;[.C129]&amp;&quot;','&quot;&amp;[.D129]&amp;&quot;',&quot;&amp;[.E129]&amp;&quot;,'&quot;&amp;[.F129]&amp;&quot;','&quot;&amp;[.G129]&amp;&quot;','&quot;&amp;[.H129]&amp;&quot;');&quot;" office:value-type="string" office:string-value="insert into zawodnicy(imie, nazwisko, plec, poziom, pozycja, menu, rozmiar) values ('Jan','Woźniak','M',4,'handler','wege','S');">
            <text:p>insert into zawodnicy(imie, nazwisko, plec, poziom, pozycja, menu, rozmiar) values ('Jan','Woźniak','M',4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30]&amp;&quot;','&quot;&amp;[.C130]&amp;&quot;','&quot;&amp;[.D130]&amp;&quot;',&quot;&amp;[.E130]&amp;&quot;,'&quot;&amp;[.F130]&amp;&quot;','&quot;&amp;[.G130]&amp;&quot;','&quot;&amp;[.H130]&amp;&quot;');&quot;" office:value-type="string" office:string-value="insert into zawodnicy(imie, nazwisko, plec, poziom, pozycja, menu, rozmiar) values ('Łukasz','Walczak','M',3,'cutter','mięso','S');">
            <text:p>insert into zawodnicy(imie, nazwisko, plec, poziom, pozycja, menu, rozmiar) values ('Łukasz','Walczak','M',3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31]&amp;&quot;','&quot;&amp;[.C131]&amp;&quot;','&quot;&amp;[.D131]&amp;&quot;',&quot;&amp;[.E131]&amp;&quot;,'&quot;&amp;[.F131]&amp;&quot;','&quot;&amp;[.G131]&amp;&quot;','&quot;&amp;[.H131]&amp;&quot;');&quot;" office:value-type="string" office:string-value="insert into zawodnicy(imie, nazwisko, plec, poziom, pozycja, menu, rozmiar) values ('Jan','Wróbel','M',4,'cutter','mięso','L');">
            <text:p>insert into zawodnicy(imie, nazwisko, plec, poziom, pozycja, menu, rozmiar) values ('Jan','Wróbel','M',4,'cutter','mięso','L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12"/>
        <table:table-column table:style-name="co4" table:number-columns-repeated="3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211914072511718">
            <text:p>0,2119140725</text:p>
          </table:table-cell>
          <table:table-cell table:formula="of:=IF([.A2]&lt;0.5;ROUNDDOWN(15*RAND());15)" office:value-type="float" office:value="5">
            <text:p>5</text:p>
          </table:table-cell>
          <table:table-cell table:formula="of:=IF([.A2]&lt;0.5;15;ROUNDDOWN(15*RAND()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5, z_kim_pkt = 15 where id = 1;">
            <text:p>update mecze set kto_pkt = 5, z_kim_pkt = 15 where id = 1;</text:p>
          </table:table-cell>
        </table:table-row>
        <table:table-row table:style-name="ro1">
          <table:table-cell table:formula="of:=RAND()" office:value-type="float" office:value="0.379471549997106">
            <text:p>0,37947155</text:p>
          </table:table-cell>
          <table:table-cell table:formula="of:=IF([.A3]&lt;0.5;ROUNDDOWN(15*RAND());15)" office:value-type="float" office:value="8">
            <text:p>8</text:p>
          </table:table-cell>
          <table:table-cell table:formula="of:=IF([.A3]&lt;0.5;15;ROUNDDOWN(15*RAND()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8, z_kim_pkt = 15 where id = 2;">
            <text:p>update mecze set kto_pkt = 8, z_kim_pkt = 15 where id = 2;</text:p>
          </table:table-cell>
        </table:table-row>
        <table:table-row table:style-name="ro1">
          <table:table-cell table:formula="of:=RAND()" office:value-type="float" office:value="0.866120791295543">
            <text:p>0,8661207913</text:p>
          </table:table-cell>
          <table:table-cell table:formula="of:=IF([.A4]&lt;0.5;ROUNDDOWN(15*RAND());15)" office:value-type="float" office:value="15">
            <text:p>15</text:p>
          </table:table-cell>
          <table:table-cell table:formula="of:=IF([.A4]&lt;0.5;15;ROUNDDOWN(15*RAND()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15, z_kim_pkt = 3 where id = 3;">
            <text:p>update mecze set kto_pkt = 15, z_kim_pkt = 3 where id = 3;</text:p>
          </table:table-cell>
        </table:table-row>
        <table:table-row table:style-name="ro1">
          <table:table-cell table:formula="of:=RAND()" office:value-type="float" office:value="0.429717633407563">
            <text:p>0,4297176334</text:p>
          </table:table-cell>
          <table:table-cell table:formula="of:=IF([.A5]&lt;0.5;ROUNDDOWN(15*RAND());15)" office:value-type="float" office:value="3">
            <text:p>3</text:p>
          </table:table-cell>
          <table:table-cell table:formula="of:=IF([.A5]&lt;0.5;15;ROUNDDOWN(15*RAND()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3, z_kim_pkt = 15 where id = 4;">
            <text:p>update mecze set kto_pkt = 3, z_kim_pkt = 15 where id = 4;</text:p>
          </table:table-cell>
        </table:table-row>
        <table:table-row table:style-name="ro1">
          <table:table-cell table:formula="of:=RAND()" office:value-type="float" office:value="0.113941302057356">
            <text:p>0,1139413021</text:p>
          </table:table-cell>
          <table:table-cell table:formula="of:=IF([.A6]&lt;0.5;ROUNDDOWN(15*RAND());15)" office:value-type="float" office:value="5">
            <text:p>5</text:p>
          </table:table-cell>
          <table:table-cell table:formula="of:=IF([.A6]&lt;0.5;15;ROUNDDOWN(15*RAND()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5, z_kim_pkt = 15 where id = 5;">
            <text:p>update mecze set kto_pkt = 5, z_kim_pkt = 15 where id = 5;</text:p>
          </table:table-cell>
        </table:table-row>
        <table:table-row table:style-name="ro1">
          <table:table-cell table:formula="of:=RAND()" office:value-type="float" office:value="0.455072914250195">
            <text:p>0,4550729143</text:p>
          </table:table-cell>
          <table:table-cell table:formula="of:=IF([.A7]&lt;0.5;ROUNDDOWN(15*RAND());15)" office:value-type="float" office:value="9">
            <text:p>9</text:p>
          </table:table-cell>
          <table:table-cell table:formula="of:=IF([.A7]&lt;0.5;15;ROUNDDOWN(15*RAND()))"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9, z_kim_pkt = 15 where id = 6;">
            <text:p>update mecze set kto_pkt = 9, z_kim_pkt = 15 where id = 6;</text:p>
          </table:table-cell>
        </table:table-row>
        <table:table-row table:style-name="ro1">
          <table:table-cell table:formula="of:=RAND()" office:value-type="float" office:value="0.316844360902905">
            <text:p>0,3168443609</text:p>
          </table:table-cell>
          <table:table-cell table:formula="of:=IF([.A8]&lt;0.5;ROUNDDOWN(15*RAND());15)" office:value-type="float" office:value="5">
            <text:p>5</text:p>
          </table:table-cell>
          <table:table-cell table:formula="of:=IF([.A8]&lt;0.5;15;ROUNDDOWN(15*RAND()))"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5, z_kim_pkt = 15 where id = 7;">
            <text:p>update mecze set kto_pkt = 5, z_kim_pkt = 15 where id = 7;</text:p>
          </table:table-cell>
        </table:table-row>
        <table:table-row table:style-name="ro1">
          <table:table-cell table:formula="of:=RAND()" office:value-type="float" office:value="0.432217682013288">
            <text:p>0,432217682</text:p>
          </table:table-cell>
          <table:table-cell table:formula="of:=IF([.A9]&lt;0.5;ROUNDDOWN(15*RAND());15)" office:value-type="float" office:value="14">
            <text:p>14</text:p>
          </table:table-cell>
          <table:table-cell table:formula="of:=IF([.A9]&lt;0.5;15;ROUNDDOWN(15*RAND()))"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14, z_kim_pkt = 15 where id = 8;">
            <text:p>update mecze set kto_pkt = 14, z_kim_pkt = 15 where id = 8;</text:p>
          </table:table-cell>
        </table:table-row>
        <table:table-row table:style-name="ro1">
          <table:table-cell table:formula="of:=RAND()" office:value-type="float" office:value="0.425357537111267">
            <text:p>0,4253575371</text:p>
          </table:table-cell>
          <table:table-cell table:formula="of:=IF([.A10]&lt;0.5;ROUNDDOWN(15*RAND());15)" office:value-type="float" office:value="13">
            <text:p>13</text:p>
          </table:table-cell>
          <table:table-cell table:formula="of:=IF([.A10]&lt;0.5;15;ROUNDDOWN(15*RAND())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13, z_kim_pkt = 15 where id = 9;">
            <text:p>update mecze set kto_pkt = 13, z_kim_pkt = 15 where id = 9;</text:p>
          </table:table-cell>
        </table:table-row>
        <table:table-row table:style-name="ro1">
          <table:table-cell table:formula="of:=RAND()" office:value-type="float" office:value="0.362784253200516">
            <text:p>0,3627842532</text:p>
          </table:table-cell>
          <table:table-cell table:formula="of:=IF([.A11]&lt;0.5;ROUNDDOWN(15*RAND());15)" office:value-type="float" office:value="6">
            <text:p>6</text:p>
          </table:table-cell>
          <table:table-cell table:formula="of:=IF([.A11]&lt;0.5;15;ROUNDDOWN(15*RAND()))"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6, z_kim_pkt = 15 where id = 10;">
            <text:p>update mecze set kto_pkt = 6, z_kim_pkt = 15 where id = 10;</text:p>
          </table:table-cell>
        </table:table-row>
        <table:table-row table:style-name="ro1">
          <table:table-cell table:formula="of:=RAND()" office:value-type="float" office:value="0.419386002700776">
            <text:p>0,4193860027</text:p>
          </table:table-cell>
          <table:table-cell table:formula="of:=IF([.A12]&lt;0.5;ROUNDDOWN(15*RAND());15)" office:value-type="float" office:value="5">
            <text:p>5</text:p>
          </table:table-cell>
          <table:table-cell table:formula="of:=IF([.A12]&lt;0.5;15;ROUNDDOWN(15*RAND()))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5, z_kim_pkt = 15 where id = 11;">
            <text:p>update mecze set kto_pkt = 5, z_kim_pkt = 15 where id = 11;</text:p>
          </table:table-cell>
        </table:table-row>
        <table:table-row table:style-name="ro1">
          <table:table-cell table:formula="of:=RAND()" office:value-type="float" office:value="0.511101223761216">
            <text:p>0,5111012238</text:p>
          </table:table-cell>
          <table:table-cell table:formula="of:=IF([.A13]&lt;0.5;ROUNDDOWN(15*RAND());15)" office:value-type="float" office:value="15">
            <text:p>15</text:p>
          </table:table-cell>
          <table:table-cell table:formula="of:=IF([.A13]&lt;0.5;15;ROUNDDOWN(15*RAND())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15, z_kim_pkt = 2 where id = 12;">
            <text:p>update mecze set kto_pkt = 15, z_kim_pkt = 2 where id = 12;</text:p>
          </table:table-cell>
        </table:table-row>
        <table:table-row table:style-name="ro1">
          <table:table-cell table:formula="of:=RAND()" office:value-type="float" office:value="0.35594135359861">
            <text:p>0,3559413536</text:p>
          </table:table-cell>
          <table:table-cell table:formula="of:=IF([.A14]&lt;0.5;ROUNDDOWN(15*RAND());15)" office:value-type="float" office:value="11">
            <text:p>11</text:p>
          </table:table-cell>
          <table:table-cell table:formula="of:=IF([.A14]&lt;0.5;15;ROUNDDOWN(15*RAND()))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11, z_kim_pkt = 15 where id = 13;">
            <text:p>update mecze set kto_pkt = 11, z_kim_pkt = 15 where id = 13;</text:p>
          </table:table-cell>
        </table:table-row>
        <table:table-row table:style-name="ro1">
          <table:table-cell table:formula="of:=RAND()" office:value-type="float" office:value="0.952563927043229">
            <text:p>0,952563927</text:p>
          </table:table-cell>
          <table:table-cell table:formula="of:=IF([.A15]&lt;0.5;ROUNDDOWN(15*RAND());15)" office:value-type="float" office:value="15">
            <text:p>15</text:p>
          </table:table-cell>
          <table:table-cell table:formula="of:=IF([.A15]&lt;0.5;15;ROUNDDOWN(15*RAND()))" office:value-type="float" office:value="14">
            <text:p>14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15, z_kim_pkt = 14 where id = 14;">
            <text:p>update mecze set kto_pkt = 15, z_kim_pkt = 14 where id = 14;</text:p>
          </table:table-cell>
        </table:table-row>
        <table:table-row table:style-name="ro1">
          <table:table-cell table:formula="of:=RAND()" office:value-type="float" office:value="0.765659481287003">
            <text:p>0,7656594813</text:p>
          </table:table-cell>
          <table:table-cell table:formula="of:=IF([.A16]&lt;0.5;ROUNDDOWN(15*RAND());15)" office:value-type="float" office:value="15">
            <text:p>15</text:p>
          </table:table-cell>
          <table:table-cell table:formula="of:=IF([.A16]&lt;0.5;15;ROUNDDOWN(15*RAND()))"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15, z_kim_pkt = 8 where id = 15;">
            <text:p>update mecze set kto_pkt = 15, z_kim_pkt = 8 where id = 15;</text:p>
          </table:table-cell>
        </table:table-row>
        <table:table-row table:style-name="ro1">
          <table:table-cell table:formula="of:=RAND()" office:value-type="float" office:value="0.489521010546014">
            <text:p>0,4895210105</text:p>
          </table:table-cell>
          <table:table-cell table:formula="of:=IF([.A17]&lt;0.5;ROUNDDOWN(15*RAND());15)" office:value-type="float" office:value="7">
            <text:p>7</text:p>
          </table:table-cell>
          <table:table-cell table:formula="of:=IF([.A17]&lt;0.5;15;ROUNDDOWN(15*RAND()))"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7, z_kim_pkt = 15 where id = 16;">
            <text:p>update mecze set kto_pkt = 7, z_kim_pkt = 15 where id = 16;</text:p>
          </table:table-cell>
        </table:table-row>
        <table:table-row table:style-name="ro1">
          <table:table-cell table:formula="of:=RAND()" office:value-type="float" office:value="0.944248941726983">
            <text:p>0,9442489417</text:p>
          </table:table-cell>
          <table:table-cell table:formula="of:=IF([.A18]&lt;0.5;ROUNDDOWN(15*RAND());15)" office:value-type="float" office:value="15">
            <text:p>15</text:p>
          </table:table-cell>
          <table:table-cell table:formula="of:=IF([.A18]&lt;0.5;15;ROUNDDOWN(15*RAND()))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5, z_kim_pkt = 2 where id = 17;">
            <text:p>update mecze set kto_pkt = 15, z_kim_pkt = 2 where id = 17;</text:p>
          </table:table-cell>
        </table:table-row>
        <table:table-row table:style-name="ro1">
          <table:table-cell table:formula="of:=RAND()" office:value-type="float" office:value="0.58316892106086">
            <text:p>0,5831689211</text:p>
          </table:table-cell>
          <table:table-cell table:formula="of:=IF([.A19]&lt;0.5;ROUNDDOWN(15*RAND());15)" office:value-type="float" office:value="15">
            <text:p>15</text:p>
          </table:table-cell>
          <table:table-cell table:formula="of:=IF([.A19]&lt;0.5;15;ROUNDDOWN(15*RAND()))"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15, z_kim_pkt = 7 where id = 18;">
            <text:p>update mecze set kto_pkt = 15, z_kim_pkt = 7 where id = 18;</text:p>
          </table:table-cell>
        </table:table-row>
        <table:table-row table:style-name="ro1">
          <table:table-cell table:formula="of:=RAND()" office:value-type="float" office:value="0.522769457194954">
            <text:p>0,5227694572</text:p>
          </table:table-cell>
          <table:table-cell table:formula="of:=IF([.A20]&lt;0.5;ROUNDDOWN(15*RAND());15)" office:value-type="float" office:value="15">
            <text:p>15</text:p>
          </table:table-cell>
          <table:table-cell table:formula="of:=IF([.A20]&lt;0.5;15;ROUNDDOWN(15*RAND()))"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15, z_kim_pkt = 14 where id = 19;">
            <text:p>update mecze set kto_pkt = 15, z_kim_pkt = 14 where id = 19;</text:p>
          </table:table-cell>
        </table:table-row>
        <table:table-row table:style-name="ro1">
          <table:table-cell table:formula="of:=RAND()" office:value-type="float" office:value="0.573004214093089">
            <text:p>0,5730042141</text:p>
          </table:table-cell>
          <table:table-cell table:formula="of:=IF([.A21]&lt;0.5;ROUNDDOWN(15*RAND());15)" office:value-type="float" office:value="15">
            <text:p>15</text:p>
          </table:table-cell>
          <table:table-cell table:formula="of:=IF([.A21]&lt;0.5;15;ROUNDDOWN(15*RAND()))"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15, z_kim_pkt = 2 where id = 20;">
            <text:p>update mecze set kto_pkt = 15, z_kim_pkt = 2 where id = 20;</text:p>
          </table:table-cell>
        </table:table-row>
        <table:table-row table:style-name="ro1">
          <table:table-cell table:formula="of:=RAND()" office:value-type="float" office:value="0.646265578921884">
            <text:p>0,6462655789</text:p>
          </table:table-cell>
          <table:table-cell table:formula="of:=IF([.A22]&lt;0.5;ROUNDDOWN(15*RAND());15)" office:value-type="float" office:value="15">
            <text:p>15</text:p>
          </table:table-cell>
          <table:table-cell table:formula="of:=IF([.A22]&lt;0.5;15;ROUNDDOWN(15*RAND()))"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15, z_kim_pkt = 12 where id = 21;">
            <text:p>update mecze set kto_pkt = 15, z_kim_pkt = 12 where id = 21;</text:p>
          </table:table-cell>
        </table:table-row>
        <table:table-row table:style-name="ro1">
          <table:table-cell table:formula="of:=RAND()" office:value-type="float" office:value="0.5244136354886">
            <text:p>0,5244136355</text:p>
          </table:table-cell>
          <table:table-cell table:formula="of:=IF([.A23]&lt;0.5;ROUNDDOWN(15*RAND());15)" office:value-type="float" office:value="15">
            <text:p>15</text:p>
          </table:table-cell>
          <table:table-cell table:formula="of:=IF([.A23]&lt;0.5;15;ROUNDDOWN(15*RAND()))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15, z_kim_pkt = 5 where id = 22;">
            <text:p>update mecze set kto_pkt = 15, z_kim_pkt = 5 where id = 22;</text:p>
          </table:table-cell>
        </table:table-row>
        <table:table-row table:style-name="ro1">
          <table:table-cell table:formula="of:=RAND()" office:value-type="float" office:value="0.173779858509079">
            <text:p>0,1737798585</text:p>
          </table:table-cell>
          <table:table-cell table:formula="of:=IF([.A24]&lt;0.5;ROUNDDOWN(15*RAND());15)" office:value-type="float" office:value="6">
            <text:p>6</text:p>
          </table:table-cell>
          <table:table-cell table:formula="of:=IF([.A24]&lt;0.5;15;ROUNDDOWN(15*RAND()))"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6, z_kim_pkt = 15 where id = 23;">
            <text:p>update mecze set kto_pkt = 6, z_kim_pkt = 15 where id = 23;</text:p>
          </table:table-cell>
        </table:table-row>
        <table:table-row table:style-name="ro1">
          <table:table-cell table:formula="of:=RAND()" office:value-type="float" office:value="0.250436889473349">
            <text:p>0,2504368895</text:p>
          </table:table-cell>
          <table:table-cell table:formula="of:=IF([.A25]&lt;0.5;ROUNDDOWN(15*RAND());15)" office:value-type="float" office:value="11">
            <text:p>11</text:p>
          </table:table-cell>
          <table:table-cell table:formula="of:=IF([.A25]&lt;0.5;15;ROUNDDOWN(15*RAND()))"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11, z_kim_pkt = 15 where id = 24;">
            <text:p>update mecze set kto_pkt = 11, z_kim_pkt = 15 where id = 24;</text:p>
          </table:table-cell>
        </table:table-row>
        <table:table-row table:style-name="ro1">
          <table:table-cell table:formula="of:=RAND()" office:value-type="float" office:value="0.0189870269969106">
            <text:p>0,018987027</text:p>
          </table:table-cell>
          <table:table-cell table:formula="of:=IF([.A26]&lt;0.5;ROUNDDOWN(15*RAND());15)" office:value-type="float" office:value="14">
            <text:p>14</text:p>
          </table:table-cell>
          <table:table-cell table:formula="of:=IF([.A26]&lt;0.5;15;ROUNDDOWN(15*RAND()))"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14, z_kim_pkt = 15 where id = 25;">
            <text:p>update mecze set kto_pkt = 14, z_kim_pkt = 15 where id = 25;</text:p>
          </table:table-cell>
        </table:table-row>
        <table:table-row table:style-name="ro1">
          <table:table-cell table:formula="of:=RAND()" office:value-type="float" office:value="0.581346199847758">
            <text:p>0,5813461998</text:p>
          </table:table-cell>
          <table:table-cell table:formula="of:=IF([.A27]&lt;0.5;ROUNDDOWN(15*RAND());15)" office:value-type="float" office:value="15">
            <text:p>15</text:p>
          </table:table-cell>
          <table:table-cell table:formula="of:=IF([.A27]&lt;0.5;15;ROUNDDOWN(15*RAND()))"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15, z_kim_pkt = 9 where id = 26;">
            <text:p>update mecze set kto_pkt = 15, z_kim_pkt = 9 where id = 26;</text:p>
          </table:table-cell>
        </table:table-row>
        <table:table-row table:style-name="ro1">
          <table:table-cell table:formula="of:=RAND()" office:value-type="float" office:value="0.368409181013703">
            <text:p>0,368409181</text:p>
          </table:table-cell>
          <table:table-cell table:formula="of:=IF([.A28]&lt;0.5;ROUNDDOWN(15*RAND());15)" office:value-type="float" office:value="10">
            <text:p>10</text:p>
          </table:table-cell>
          <table:table-cell table:formula="of:=IF([.A28]&lt;0.5;15;ROUNDDOWN(15*RAND()))"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10, z_kim_pkt = 15 where id = 27;">
            <text:p>update mecze set kto_pkt = 10, z_kim_pkt = 15 where id = 27;</text:p>
          </table:table-cell>
        </table:table-row>
        <table:table-row table:style-name="ro1">
          <table:table-cell table:formula="of:=RAND()" office:value-type="float" office:value="0.778438764158636">
            <text:p>0,7784387642</text:p>
          </table:table-cell>
          <table:table-cell table:formula="of:=IF([.A29]&lt;0.5;ROUNDDOWN(15*RAND());15)" office:value-type="float" office:value="15">
            <text:p>15</text:p>
          </table:table-cell>
          <table:table-cell table:formula="of:=IF([.A29]&lt;0.5;15;ROUNDDOWN(15*RAND()))"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15, z_kim_pkt = 12 where id = 28;">
            <text:p>update mecze set kto_pkt = 15, z_kim_pkt = 12 where id = 28;</text:p>
          </table:table-cell>
        </table:table-row>
        <table:table-row table:style-name="ro1">
          <table:table-cell table:formula="of:=RAND()" office:value-type="float" office:value="0.426841482752934">
            <text:p>0,4268414828</text:p>
          </table:table-cell>
          <table:table-cell table:formula="of:=IF([.A30]&lt;0.5;ROUNDDOWN(15*RAND());15)" office:value-type="float" office:value="14">
            <text:p>14</text:p>
          </table:table-cell>
          <table:table-cell table:formula="of:=IF([.A30]&lt;0.5;15;ROUNDDOWN(15*RAND()))"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14, z_kim_pkt = 15 where id = 29;">
            <text:p>update mecze set kto_pkt = 14, z_kim_pkt = 15 where id = 29;</text:p>
          </table:table-cell>
        </table:table-row>
        <table:table-row table:style-name="ro1">
          <table:table-cell table:formula="of:=RAND()" office:value-type="float" office:value="0.743592242477462">
            <text:p>0,7435922425</text:p>
          </table:table-cell>
          <table:table-cell table:formula="of:=IF([.A31]&lt;0.5;ROUNDDOWN(15*RAND());15)" office:value-type="float" office:value="15">
            <text:p>15</text:p>
          </table:table-cell>
          <table:table-cell table:formula="of:=IF([.A31]&lt;0.5;15;ROUNDDOWN(15*RAND()))"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15, z_kim_pkt = 4 where id = 30;">
            <text:p>update mecze set kto_pkt = 15, z_kim_pkt = 4 where id = 30;</text:p>
          </table:table-cell>
        </table:table-row>
        <table:table-row table:style-name="ro1">
          <table:table-cell table:formula="of:=RAND()" office:value-type="float" office:value="0.933044479461387">
            <text:p>0,9330444795</text:p>
          </table:table-cell>
          <table:table-cell table:formula="of:=IF([.A32]&lt;0.5;ROUNDDOWN(15*RAND());15)" office:value-type="float" office:value="15">
            <text:p>15</text:p>
          </table:table-cell>
          <table:table-cell table:formula="of:=IF([.A32]&lt;0.5;15;ROUNDDOWN(15*RAND()))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15, z_kim_pkt = 0 where id = 31;">
            <text:p>update mecze set kto_pkt = 15, z_kim_pkt = 0 where id = 31;</text:p>
          </table:table-cell>
        </table:table-row>
        <table:table-row table:style-name="ro1">
          <table:table-cell table:formula="of:=RAND()" office:value-type="float" office:value="0.917148447595537">
            <text:p>0,9171484476</text:p>
          </table:table-cell>
          <table:table-cell table:formula="of:=IF([.A33]&lt;0.5;ROUNDDOWN(15*RAND());15)" office:value-type="float" office:value="15">
            <text:p>15</text:p>
          </table:table-cell>
          <table:table-cell table:formula="of:=IF([.A33]&lt;0.5;15;ROUNDDOWN(15*RAND()))"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15, z_kim_pkt = 10 where id = 32;">
            <text:p>update mecze set kto_pkt = 15, z_kim_pkt = 10 where id = 32;</text:p>
          </table:table-cell>
        </table:table-row>
      </table:table>
      <table:table table:name="systemy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[.F2]+[.H2]+[.I2]+[.J2]" office:value-type="float" office:value="8">
            <text:p>8</text:p>
          </table:table-cell>
          <table:table-cell table:formula="of:=[.G2]+[.H2]+[.I2]+[.J2]" office:value-type="float" office:value="14">
            <text:p>14</text:p>
          </table:table-cell>
          <table:table-cell table:formula="of:=2*[.O2]/[.A2]" office:value-type="float" office:value="4">
            <text:p>4</text:p>
          </table:table-cell>
          <table:table-cell table:formula="of:=2*[.P2]/[.A2]" office:value-type="float" office:value="7">
            <text:p>7</text:p>
          </table:table-cell>
          <table:table-cell table:formula="of:=[.R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ilosc_cwierc, ilosc_pol, ilosc_final, rewanze) values(4,1,0,0,2,1);">
            <text:p>insert into systemy(ilosc_druz, ilosc_gr, ilosc_cwierc, ilosc_pol, ilosc_final, rewanze) values(4,1,0,0,2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[.F3]+[.H3]+[.I3]+[.J3]" office:value-type="float" office:value="12">
            <text:p>12</text:p>
          </table:table-cell>
          <table:table-cell table:formula="of:=[.G3]+[.H3]+[.I3]+[.J3]" office:value-type="float" office:value="22">
            <text:p>22</text:p>
          </table:table-cell>
          <table:table-cell table:formula="of:=2*[.O3]/[.A3]" office:value-type="float" office:value="4.8">
            <text:p>4,8</text:p>
          </table:table-cell>
          <table:table-cell table:formula="of:=2*[.P3]/[.A3]" office:value-type="float" office:value="8.8">
            <text:p>8,8</text:p>
          </table:table-cell>
          <table:table-cell table:formula="of:=[.R3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ilosc_cwierc, ilosc_pol, ilosc_final, rewanze) values(5,1,0,0,2,1);">
            <text:p>insert into systemy(ilosc_druz, ilosc_gr, ilosc_cwierc, ilosc_pol, ilosc_final, rewanze) values(5,1,0,0,2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[.F4]+[.H4]+[.I4]+[.J4]" office:value-type="float" office:value="18">
            <text:p>18</text:p>
          </table:table-cell>
          <table:table-cell table:formula="of:=[.G4]+[.H4]+[.I4]+[.J4]" office:value-type="float" office:value="33">
            <text:p>33</text:p>
          </table:table-cell>
          <table:table-cell table:style-name="ce1" table:formula="of:=2*[.O4]/[.A4]" office:value-type="float" office:value="6">
            <text:p>6</text:p>
          </table:table-cell>
          <table:table-cell table:style-name="Default" table:formula="of:=2*[.P4]/[.A4]" office:value-type="float" office:value="11">
            <text:p>11</text:p>
          </table:table-cell>
          <table:table-cell table:formula="of:=[.Q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ilosc_cwierc, ilosc_pol, ilosc_final, rewanze) values(6,1,0,0,3,0);">
            <text:p>insert into systemy(ilosc_druz, ilosc_gr, ilosc_cwierc, ilosc_pol, ilosc_final, rewanze) values(6,1,0,0,3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[.F5]+[.H5]+[.I5]+[.J5]" office:value-type="float" office:value="9">
            <text:p>9</text:p>
          </table:table-cell>
          <table:table-cell table:formula="of:=[.G5]+[.H5]+[.I5]+[.J5]" office:value-type="float" office:value="15">
            <text:p>15</text:p>
          </table:table-cell>
          <table:table-cell table:formula="of:=2*[.O5]/[.A5]" office:value-type="float" office:value="3">
            <text:p>3</text:p>
          </table:table-cell>
          <table:table-cell table:formula="of:=2*[.P5]/[.A5]" office:value-type="float" office:value="5">
            <text:p>5</text:p>
          </table:table-cell>
          <table:table-cell table:formula="of:=[.R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ilosc_cwierc, ilosc_pol, ilosc_final, rewanze) values(6,2,0,0,3,1);">
            <text:p>insert into systemy(ilosc_druz, ilosc_gr, ilosc_cwierc, ilosc_pol, ilosc_final, rewanze) values(6,2,0,0,3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[.F6]+[.H6]+[.I6]+[.J6]" office:value-type="float" office:value="20">
            <text:p>20</text:p>
          </table:table-cell>
          <table:table-cell table:formula="of:=[.G6]+[.H6]+[.I6]+[.J6]" office:value-type="float" office:value="32">
            <text:p>32</text:p>
          </table:table-cell>
          <table:table-cell table:formula="of:=2*[.O6]/[.A6]" office:value-type="float" office:value="5">
            <text:p>5</text:p>
          </table:table-cell>
          <table:table-cell table:formula="of:=2*[.P6]/[.A6]" office:value-type="float" office:value="8">
            <text:p>8</text:p>
          </table:table-cell>
          <table:table-cell table:formula="of:=[.R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ilosc_cwierc, ilosc_pol, ilosc_final, rewanze) values(8,2,0,4,4,1);">
            <text:p>insert into systemy(ilosc_druz, ilosc_gr, ilosc_cwierc, ilosc_pol, ilosc_final, rewanze) values(8,2,0,4,4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[.F7]+[.H7]+[.I7]+[.J7]" office:value-type="float" office:value="17">
            <text:p>17</text:p>
          </table:table-cell>
          <table:table-cell table:formula="of:=[.G7]+[.H7]+[.I7]+[.J7]" office:value-type="float" office:value="26">
            <text:p>26</text:p>
          </table:table-cell>
          <table:table-cell table:formula="of:=2*[.O7]/[.A7]" office:value-type="float" office:value="3.77777777777778">
            <text:p>3,7777777778</text:p>
          </table:table-cell>
          <table:table-cell table:formula="of:=2*[.P7]/[.A7]" office:value-type="float" office:value="5.77777777777778">
            <text:p>5,7777777778</text:p>
          </table:table-cell>
          <table:table-cell table:formula="of:=[.R7]" office:value-type="float" office:value="5.77777777777778">
            <text:p>5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ilosc_cwierc, ilosc_pol, ilosc_final, rewanze) values(9,3,0,4,4,1);">
            <text:p>insert into systemy(ilosc_druz, ilosc_gr, ilosc_cwierc, ilosc_pol, ilosc_final, rewanze) values(9,3,0,4,4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[.F8]+[.H8]+[.I8]+[.J8]" office:value-type="float" office:value="29">
            <text:p>29</text:p>
          </table:table-cell>
          <table:table-cell table:formula="of:=[.G8]+[.H8]+[.I8]+[.J8]" office:value-type="float" office:value="49">
            <text:p>49</text:p>
          </table:table-cell>
          <table:table-cell table:formula="of:=2*[.O8]/[.A8]" office:value-type="float" office:value="5.8">
            <text:p>5,8</text:p>
          </table:table-cell>
          <table:table-cell table:formula="of:=2*[.P8]/[.A8]" office:value-type="float" office:value="9.8">
            <text:p>9,8</text:p>
          </table:table-cell>
          <table:table-cell table:formula="of:=[.R8]" office:value-type="float" office:value="9.8">
            <text:p>9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ilosc_cwierc, ilosc_pol, ilosc_final, rewanze) values(10,2,0,4,5,1);">
            <text:p>insert into systemy(ilosc_druz, ilosc_gr, ilosc_cwierc, ilosc_pol, ilosc_final, rewanze) values(10,2,0,4,5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[.F9]+[.H9]+[.I9]+[.J9]" office:value-type="float" office:value="42">
            <text:p>42</text:p>
          </table:table-cell>
          <table:table-cell table:formula="of:=[.G9]+[.H9]+[.I9]+[.J9]" office:value-type="float" office:value="72">
            <text:p>72</text:p>
          </table:table-cell>
          <table:table-cell table:style-name="ce1" table:formula="of:=2*[.O9]/[.A9]" office:value-type="float" office:value="7">
            <text:p>7</text:p>
          </table:table-cell>
          <table:table-cell table:style-name="Default" table:formula="of:=2*[.P9]/[.A9]" office:value-type="float" office:value="12">
            <text:p>12</text:p>
          </table:table-cell>
          <table:table-cell table:formula="of:=[.Q9]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ilosc_cwierc, ilosc_pol, ilosc_final, rewanze) values(12,2,0,6,6,0);">
            <text:p>insert into systemy(ilosc_druz, ilosc_gr, ilosc_cwierc, ilosc_pol, ilosc_final, rewanze) values(12,2,0,6,6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[.F10]+[.H10]+[.I10]+[.J10]" office:value-type="float" office:value="34">
            <text:p>34</text:p>
          </table:table-cell>
          <table:table-cell table:formula="of:=[.G10]+[.H10]+[.I10]+[.J10]" office:value-type="float" office:value="52">
            <text:p>52</text:p>
          </table:table-cell>
          <table:table-cell table:formula="of:=2*[.O10]/[.A10]" office:value-type="float" office:value="5.66666666666667">
            <text:p>5,6666666667</text:p>
          </table:table-cell>
          <table:table-cell table:formula="of:=2*[.P10]/[.A10]" office:value-type="float" office:value="8.66666666666667">
            <text:p>8,6666666667</text:p>
          </table:table-cell>
          <table:table-cell table:formula="of:=[.R10]" office:value-type="float" office:value="8.66666666666667">
            <text:p>8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ilosc_cwierc, ilosc_pol, ilosc_final, rewanze) values(12,3,4,6,6,1);">
            <text:p>insert into systemy(ilosc_druz, ilosc_gr, ilosc_cwierc, ilosc_pol, ilosc_final, rewanze) values(12,3,4,6,6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[.F11]+[.H11]+[.I11]+[.J11]" office:value-type="float" office:value="28">
            <text:p>28</text:p>
          </table:table-cell>
          <table:table-cell table:formula="of:=[.G11]+[.H11]+[.I11]+[.J11]" office:value-type="float" office:value="40">
            <text:p>40</text:p>
          </table:table-cell>
          <table:table-cell table:formula="of:=2*[.O11]/[.A11]" office:value-type="float" office:value="4.66666666666667">
            <text:p>4,6666666667</text:p>
          </table:table-cell>
          <table:table-cell table:formula="of:=2*[.P11]/[.A11]" office:value-type="float" office:value="6.66666666666667">
            <text:p>6,6666666667</text:p>
          </table:table-cell>
          <table:table-cell table:formula="of:=[.R11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ilosc_cwierc, ilosc_pol, ilosc_final, rewanze) values(12,4,4,6,6,1);">
            <text:p>insert into systemy(ilosc_druz, ilosc_gr, ilosc_cwierc, ilosc_pol, ilosc_final, rewanze) values(12,4,4,6,6,1);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2]/[.B12]" office:value-type="float" office:value="7">
            <text:p>7</text:p>
          </table:table-cell>
          <table:table-cell table:formula="of:=([.C12]^2-[.C12])/2" office:value-type="float" office:value="21">
            <text:p>21</text:p>
          </table:table-cell>
          <table:table-cell table:formula="of:=[.D12]*2" office:value-type="float" office:value="42">
            <text:p>42</text:p>
          </table:table-cell>
          <table:table-cell table:formula="of:=[.B12]*[.D12]" office:value-type="float" office:value="42">
            <text:p>42</text:p>
          </table:table-cell>
          <table:table-cell table:formula="of:=[.F12]*2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4">
            <text:p>4</text:p>
          </table:table-cell>
          <table:table-cell table:formula="of:=[.L12]-[.M12]*[.B12]" office:value-type="float" office:value="0">
            <text:p>0</text:p>
          </table:table-cell>
          <table:table-cell table:formula="of:=[.F12]+[.H12]+[.I12]+[.J12]" office:value-type="float" office:value="59">
            <text:p>59</text:p>
          </table:table-cell>
          <table:table-cell table:formula="of:=[.G12]+[.H12]+[.I12]+[.J12]" office:value-type="float" office:value="101">
            <text:p>101</text:p>
          </table:table-cell>
          <table:table-cell table:style-name="ce1" table:formula="of:=2*[.O12]/[.A12]" office:value-type="float" office:value="8.42857142857143">
            <text:p>8,4285714286</text:p>
          </table:table-cell>
          <table:table-cell table:style-name="Default" table:formula="of:=2*[.P12]/[.A12]" office:value-type="float" office:value="14.4285714285714">
            <text:p>14,4285714286</text:p>
          </table:table-cell>
          <table:table-cell table:formula="of:=[.Q12]" office:value-type="float" office:value="8.42857142857143">
            <text:p>8,428571428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ilosc_cwierc, ilosc_pol, ilosc_final, rewanze) values(14,2,4,6,7,0);">
            <text:p>insert into systemy(ilosc_druz, ilosc_gr, ilosc_cwierc, ilosc_pol, ilosc_final, rewanze) values(14,2,4,6,7,0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3]/[.B13]" office:value-type="float" office:value="5">
            <text:p>5</text:p>
          </table:table-cell>
          <table:table-cell table:formula="of:=([.C13]^2-[.C13])/2" office:value-type="float" office:value="10">
            <text:p>10</text:p>
          </table:table-cell>
          <table:table-cell table:formula="of:=[.D13]*2" office:value-type="float" office:value="20">
            <text:p>20</text:p>
          </table:table-cell>
          <table:table-cell table:formula="of:=[.B13]*[.D13]" office:value-type="float" office:value="30">
            <text:p>30</text:p>
          </table:table-cell>
          <table:table-cell table:formula="of:=[.F13]*2"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2">
            <text:p>2</text:p>
          </table:table-cell>
          <table:table-cell table:formula="of:=[.F13]+[.H13]+[.I13]+[.J13]" office:value-type="float" office:value="48">
            <text:p>48</text:p>
          </table:table-cell>
          <table:table-cell table:formula="of:=[.G13]+[.H13]+[.I13]+[.J13]" office:value-type="float" office:value="78">
            <text:p>78</text:p>
          </table:table-cell>
          <table:table-cell table:formula="of:=2*[.O13]/[.A13]" office:value-type="float" office:value="6.4">
            <text:p>6,4</text:p>
          </table:table-cell>
          <table:table-cell table:style-name="Default" table:formula="of:=2*[.P13]/[.A13]" office:value-type="float" office:value="10.4">
            <text:p>10,4</text:p>
          </table:table-cell>
          <table:table-cell table:formula="of:=[.Q13]" office:value-type="float" office:value="6.4">
            <text:p>6,4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ilosc_cwierc, ilosc_pol, ilosc_final, rewanze) values(15,3,4,7,7,0);">
            <text:p>insert into systemy(ilosc_druz, ilosc_gr, ilosc_cwierc, ilosc_pol, ilosc_final, rewanze) values(15,3,4,7,7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4]/[.B14]" office:value-type="float" office:value="4">
            <text:p>4</text:p>
          </table:table-cell>
          <table:table-cell table:formula="of:=([.C14]^2-[.C14])/2" office:value-type="float" office:value="6">
            <text:p>6</text:p>
          </table:table-cell>
          <table:table-cell table:formula="of:=[.D14]*2" office:value-type="float" office:value="12">
            <text:p>12</text:p>
          </table:table-cell>
          <table:table-cell table:formula="of:=[.B14]*[.D14]" office:value-type="float" office:value="24">
            <text:p>24</text:p>
          </table:table-cell>
          <table:table-cell table:formula="of:=[.F14]*2" office:value-type="float" office:value="48">
            <text:p>48</text:p>
          </table:table-cell>
          <table:table-cell table:number-columns-repeated="3" office:value-type="float" office:value="8">
            <text:p>8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2">
            <text:p>2</text:p>
          </table:table-cell>
          <table:table-cell table:formula="of:=[.L14]-[.M14]*[.B14]" office:value-type="float" office:value="0">
            <text:p>0</text:p>
          </table:table-cell>
          <table:table-cell table:formula="of:=[.F14]+[.H14]+[.I14]+[.J14]" office:value-type="float" office:value="48">
            <text:p>48</text:p>
          </table:table-cell>
          <table:table-cell table:formula="of:=[.G14]+[.H14]+[.I14]+[.J14]" office:value-type="float" office:value="72">
            <text:p>72</text:p>
          </table:table-cell>
          <table:table-cell table:formula="of:=2*[.O14]/[.A14]" office:value-type="float" office:value="6">
            <text:p>6</text:p>
          </table:table-cell>
          <table:table-cell table:formula="of:=2*[.P14]/[.A14]" office:value-type="float" office:value="9">
            <text:p>9</text:p>
          </table:table-cell>
          <table:table-cell table:formula="of:=[.R14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ilosc_cwierc, ilosc_pol, ilosc_final, rewanze) values(16,4,8,8,8,1);">
            <text:p>insert into systemy(ilosc_druz, ilosc_gr, ilosc_cwierc, ilosc_pol, ilosc_final, rewanze) values(16,4,8,8,8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5]/[.B15]" office:value-type="float" office:value="3">
            <text:p>3</text:p>
          </table:table-cell>
          <table:table-cell table:formula="of:=([.C15]^2-[.C15])/2" office:value-type="float" office:value="3">
            <text:p>3</text:p>
          </table:table-cell>
          <table:table-cell table:formula="of:=[.D15]*2" office:value-type="float" office:value="6">
            <text:p>6</text:p>
          </table:table-cell>
          <table:table-cell table:formula="of:=[.B15]*[.D15]" office:value-type="float" office:value="18">
            <text:p>18</text:p>
          </table:table-cell>
          <table:table-cell table:formula="of:=[.F15]*2"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1">
            <text:p>1</text:p>
          </table:table-cell>
          <table:table-cell table:formula="of:=[.L15]-[.M15]*[.B15]" office:value-type="float" office:value="2">
            <text:p>2</text:p>
          </table:table-cell>
          <table:table-cell table:formula="of:=[.F15]+[.H15]+[.I15]+[.J15]" office:value-type="float" office:value="43">
            <text:p>43</text:p>
          </table:table-cell>
          <table:table-cell table:formula="of:=[.G15]+[.H15]+[.I15]+[.J15]" office:value-type="float" office:value="61">
            <text:p>61</text:p>
          </table:table-cell>
          <table:table-cell table:formula="of:=2*[.O15]/[.A15]" office:value-type="float" office:value="4.77777777777778">
            <text:p>4,7777777778</text:p>
          </table:table-cell>
          <table:table-cell table:formula="of:=2*[.P15]/[.A15]" office:value-type="float" office:value="6.77777777777778">
            <text:p>6,7777777778</text:p>
          </table:table-cell>
          <table:table-cell table:formula="of:=[.R15]" office:value-type="float" office:value="6.77777777777778">
            <text:p>6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ilosc_cwierc, ilosc_pol, ilosc_final, rewanze) values(18,6,8,8,9,1);">
            <text:p>insert into systemy(ilosc_druz, ilosc_gr, ilosc_cwierc, ilosc_pol, ilosc_final, rewanze) values(18,6,8,8,9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6]/[.B16]" office:value-type="float" office:value="5">
            <text:p>5</text:p>
          </table:table-cell>
          <table:table-cell table:formula="of:=([.C16]^2-[.C16])/2" office:value-type="float" office:value="10">
            <text:p>10</text:p>
          </table:table-cell>
          <table:table-cell table:formula="of:=[.D16]*2" office:value-type="float" office:value="20">
            <text:p>20</text:p>
          </table:table-cell>
          <table:table-cell table:formula="of:=[.B16]*[.D16]" office:value-type="float" office:value="40">
            <text:p>40</text:p>
          </table:table-cell>
          <table:table-cell table:formula="of:=[.F16]*2"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2">
            <text:p>2</text:p>
          </table:table-cell>
          <table:table-cell table:formula="of:=[.L16]-[.M16]*[.B16]" office:value-type="float" office:value="0">
            <text:p>0</text:p>
          </table:table-cell>
          <table:table-cell table:formula="of:=[.F16]+[.H16]+[.I16]+[.J16]" office:value-type="float" office:value="68">
            <text:p>68</text:p>
          </table:table-cell>
          <table:table-cell table:formula="of:=[.G16]+[.H16]+[.I16]+[.J16]" office:value-type="float" office:value="108">
            <text:p>108</text:p>
          </table:table-cell>
          <table:table-cell table:formula="of:=2*[.O16]/[.A16]" office:value-type="float" office:value="6.8">
            <text:p>6,8</text:p>
          </table:table-cell>
          <table:table-cell table:style-name="Default" table:formula="of:=2*[.P16]/[.A16]" office:value-type="float" office:value="10.8">
            <text:p>10,8</text:p>
          </table:table-cell>
          <table:table-cell table:formula="of:=[.Q16]" office:value-type="float" office:value="6.8">
            <text:p>6,8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ilosc_cwierc, ilosc_pol, ilosc_final, rewanze) values(20,4,8,10,10,0);">
            <text:p>insert into systemy(ilosc_druz, ilosc_gr, ilosc_cwierc, ilosc_pol, ilosc_final, rewanze) values(20,4,8,10,10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7]/[.B17]" office:value-type="float" office:value="4">
            <text:p>4</text:p>
          </table:table-cell>
          <table:table-cell table:formula="of:=([.C17]^2-[.C17])/2" office:value-type="float" office:value="6">
            <text:p>6</text:p>
          </table:table-cell>
          <table:table-cell table:formula="of:=[.D17]*2" office:value-type="float" office:value="12">
            <text:p>12</text:p>
          </table:table-cell>
          <table:table-cell table:formula="of:=[.B17]*[.D17]" office:value-type="float" office:value="30">
            <text:p>30</text:p>
          </table:table-cell>
          <table:table-cell table:formula="of:=[.F17]*2"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3">
            <text:p>3</text:p>
          </table:table-cell>
          <table:table-cell table:formula="of:=[.F17]+[.H17]+[.I17]+[.J17]" office:value-type="float" office:value="58">
            <text:p>58</text:p>
          </table:table-cell>
          <table:table-cell table:formula="of:=[.G17]+[.H17]+[.I17]+[.J17]" office:value-type="float" office:value="88">
            <text:p>88</text:p>
          </table:table-cell>
          <table:table-cell table:formula="of:=2*[.O17]/[.A17]" office:value-type="float" office:value="5.8">
            <text:p>5,8</text:p>
          </table:table-cell>
          <table:table-cell table:formula="of:=2*[.P17]/[.A17]" office:value-type="float" office:value="8.8">
            <text:p>8,8</text:p>
          </table:table-cell>
          <table:table-cell table:formula="of:=[.R17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ilosc_cwierc, ilosc_pol, ilosc_final, rewanze) values(20,5,8,10,10,1);">
            <text:p>insert into systemy(ilosc_druz, ilosc_gr, ilosc_cwierc, ilosc_pol, ilosc_final, rewanze) values(20,5,8,10,10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8]/[.B18]" office:value-type="float" office:value="3">
            <text:p>3</text:p>
          </table:table-cell>
          <table:table-cell table:formula="of:=([.C18]^2-[.C18])/2" office:value-type="float" office:value="3">
            <text:p>3</text:p>
          </table:table-cell>
          <table:table-cell table:formula="of:=[.D18]*2" office:value-type="float" office:value="6">
            <text:p>6</text:p>
          </table:table-cell>
          <table:table-cell table:formula="of:=[.B18]*[.D18]" office:value-type="float" office:value="21">
            <text:p>21</text:p>
          </table:table-cell>
          <table:table-cell table:formula="of:=[.F18]*2"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8]=0;IF([.I18]=0;&quot;finał&quot;;&quot;półfinał&quot;);&quot;ćwierćfinał&quot;)" office:value-type="string" office:string-value="ćwierćfinał">
            <text:p>ćwierćfinał</text:p>
          </table:table-cell>
          <table:table-cell table:formula="of:=IF([.K18]=&quot;finał&quot;;2;IF([.K18]=&quot;półfinał&quot;;4;8))" office:value-type="float" office:value="8">
            <text:p>8</text:p>
          </table:table-cell>
          <table:table-cell table:formula="of:=ROUNDDOWN([.L18]/[.B18])" office:value-type="float" office:value="1">
            <text:p>1</text:p>
          </table:table-cell>
          <table:table-cell table:formula="of:=[.L18]-[.M18]*[.B18]" office:value-type="float" office:value="1">
            <text:p>1</text:p>
          </table:table-cell>
          <table:table-cell table:formula="of:=[.F18]+[.H18]+[.I18]+[.J18]" office:value-type="float" office:value="49">
            <text:p>49</text:p>
          </table:table-cell>
          <table:table-cell table:formula="of:=[.G18]+[.H18]+[.I18]+[.J18]" office:value-type="float" office:value="70">
            <text:p>70</text:p>
          </table:table-cell>
          <table:table-cell table:formula="of:=2*[.O18]/[.A18]" office:value-type="float" office:value="4.66666666666667">
            <text:p>4,6666666667</text:p>
          </table:table-cell>
          <table:table-cell table:formula="of:=2*[.P18]/[.A18]" office:value-type="float" office:value="6.66666666666667">
            <text:p>6,6666666667</text:p>
          </table:table-cell>
          <table:table-cell table:formula="of:=[.R18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8]&amp;&quot;,&quot;&amp;[.B18]&amp;&quot;,&quot;&amp;[.H18]&amp;&quot;,&quot;&amp;[.I18]&amp;&quot;,&quot;&amp;[.J18]&amp;&quot;,&quot;&amp;[.T18]&amp;&quot;);&quot;" office:value-type="string" office:string-value="insert into systemy(ilosc_druz, ilosc_gr, ilosc_cwierc, ilosc_pol, ilosc_final, rewanze) values(21,7,8,10,10,1);">
            <text:p>insert into systemy(ilosc_druz, ilosc_gr, ilosc_cwierc, ilosc_pol, ilosc_final, rewanze) values(21,7,8,10,10,1);</text:p>
          </table:table-cell>
          <table:table-cell table:number-columns-repeated="1003"/>
        </table:table-row>
      </table:table>
      <table:table table:name="systemy_uproszczone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4*[.F2]+2*[.H2]+[.I2]+[.J2]" office:value-type="float" office:value="25">
            <text:p>25</text:p>
          </table:table-cell>
          <table:table-cell table:formula="of:=[.G2]+4*[.H2]+2*[.I2]+[.J2]" office:value-type="float" office:value="13">
            <text:p>13</text:p>
          </table:table-cell>
          <table:table-cell table:formula="of:=2*[.O2]/[.A2]" office:value-type="float" office:value="12.5">
            <text:p>12,5</text:p>
          </table:table-cell>
          <table:table-cell table:formula="of:=2*[.P2]/[.A2]" office:value-type="float" office:value="6.5">
            <text:p>6,5</text:p>
          </table:table-cell>
          <table:table-cell table:formula="of:=[.R2]" office:value-type="float" office:value="6.5">
            <text:p>6,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cwierc, pol, final, rewanze) values(4,1,0,0,1,1);">
            <text:p>insert into systemy(ilosc_druz, ilosc_gr, cwierc, pol, final, rewanze) values(4,1,0,0,1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4*[.F3]+2*[.H3]+[.I3]+[.J3]" office:value-type="float" office:value="41">
            <text:p>41</text:p>
          </table:table-cell>
          <table:table-cell table:formula="of:=[.G3]+4*[.H3]+2*[.I3]+[.J3]" office:value-type="float" office:value="21">
            <text:p>21</text:p>
          </table:table-cell>
          <table:table-cell table:formula="of:=2*[.O3]/[.A3]" office:value-type="float" office:value="16.4">
            <text:p>16,4</text:p>
          </table:table-cell>
          <table:table-cell table:formula="of:=2*[.P3]/[.A3]" office:value-type="float" office:value="8.4">
            <text:p>8,4</text:p>
          </table:table-cell>
          <table:table-cell table:formula="of:=[.R3]" office:value-type="float" office:value="8.4">
            <text:p>8,4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cwierc, pol, final, rewanze) values(5,1,0,0,1,1);">
            <text:p>insert into systemy(ilosc_druz, ilosc_gr, cwierc, pol, final, rewanze) values(5,1,0,0,1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4*[.F4]+2*[.H4]+[.I4]+[.J4]" office:value-type="float" office:value="61">
            <text:p>61</text:p>
          </table:table-cell>
          <table:table-cell table:formula="of:=[.G4]+4*[.H4]+2*[.I4]+[.J4]" office:value-type="float" office:value="31">
            <text:p>31</text:p>
          </table:table-cell>
          <table:table-cell table:style-name="ce1" table:formula="of:=2*[.O4]/[.A4]" office:value-type="float" office:value="20.3333333333333">
            <text:p>20,3333333333</text:p>
          </table:table-cell>
          <table:table-cell table:style-name="Default" table:formula="of:=2*[.P4]/[.A4]" office:value-type="float" office:value="10.3333333333333">
            <text:p>10,3333333333</text:p>
          </table:table-cell>
          <table:table-cell table:formula="of:=[.Q4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cwierc, pol, final, rewanze) values(6,1,0,0,1,0);">
            <text:p>insert into systemy(ilosc_druz, ilosc_gr, cwierc, pol, final, rewanze) values(6,1,0,0,1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4*[.F5]+2*[.H5]+[.I5]+[.J5]" office:value-type="float" office:value="25">
            <text:p>25</text:p>
          </table:table-cell>
          <table:table-cell table:formula="of:=[.G5]+4*[.H5]+2*[.I5]+[.J5]" office:value-type="float" office:value="13">
            <text:p>13</text:p>
          </table:table-cell>
          <table:table-cell table:formula="of:=2*[.O5]/[.A5]" office:value-type="float" office:value="8.33333333333333">
            <text:p>8,3333333333</text:p>
          </table:table-cell>
          <table:table-cell table:formula="of:=2*[.P5]/[.A5]" office:value-type="float" office:value="4.33333333333333">
            <text:p>4,3333333333</text:p>
          </table:table-cell>
          <table:table-cell table:formula="of:=[.R5]"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cwierc, pol, final, rewanze) values(6,2,0,0,1,1);">
            <text:p>insert into systemy(ilosc_druz, ilosc_gr, cwierc, pol, final, rewanze) values(6,2,0,0,1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4*[.F6]+2*[.H6]+[.I6]+[.J6]" office:value-type="float" office:value="50">
            <text:p>50</text:p>
          </table:table-cell>
          <table:table-cell table:formula="of:=[.G6]+4*[.H6]+2*[.I6]+[.J6]" office:value-type="float" office:value="27">
            <text:p>27</text:p>
          </table:table-cell>
          <table:table-cell table:formula="of:=2*[.O6]/[.A6]" office:value-type="float" office:value="12.5">
            <text:p>12,5</text:p>
          </table:table-cell>
          <table:table-cell table:formula="of:=2*[.P6]/[.A6]" office:value-type="float" office:value="6.75">
            <text:p>6,75</text:p>
          </table:table-cell>
          <table:table-cell table:formula="of:=[.R6]" office:value-type="float" office:value="6.75">
            <text:p>6,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cwierc, pol, final, rewanze) values(8,2,0,1,1,1);">
            <text:p>insert into systemy(ilosc_druz, ilosc_gr, cwierc, pol, final, rewanze) values(8,2,0,1,1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4*[.F7]+2*[.H7]+[.I7]+[.J7]" office:value-type="float" office:value="38">
            <text:p>38</text:p>
          </table:table-cell>
          <table:table-cell table:formula="of:=[.G7]+4*[.H7]+2*[.I7]+[.J7]" office:value-type="float" office:value="21">
            <text:p>21</text:p>
          </table:table-cell>
          <table:table-cell table:formula="of:=2*[.O7]/[.A7]" office:value-type="float" office:value="8.44444444444444">
            <text:p>8,4444444444</text:p>
          </table:table-cell>
          <table:table-cell table:formula="of:=2*[.P7]/[.A7]" office:value-type="float" office:value="4.66666666666667">
            <text:p>4,6666666667</text:p>
          </table:table-cell>
          <table:table-cell table:formula="of:=[.R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cwierc, pol, final, rewanze) values(9,3,0,1,1,1);">
            <text:p>insert into systemy(ilosc_druz, ilosc_gr, cwierc, pol, final, rewanze) values(9,3,0,1,1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4*[.F8]+2*[.H8]+[.I8]+[.J8]" office:value-type="float" office:value="82">
            <text:p>82</text:p>
          </table:table-cell>
          <table:table-cell table:formula="of:=[.G8]+4*[.H8]+2*[.I8]+[.J8]" office:value-type="float" office:value="43">
            <text:p>43</text:p>
          </table:table-cell>
          <table:table-cell table:formula="of:=2*[.O8]/[.A8]" office:value-type="float" office:value="16.4">
            <text:p>16,4</text:p>
          </table:table-cell>
          <table:table-cell table:formula="of:=2*[.P8]/[.A8]" office:value-type="float" office:value="8.6">
            <text:p>8,6</text:p>
          </table:table-cell>
          <table:table-cell table:formula="of:=[.R8]" office:value-type="float" office:value="8.6">
            <text:p>8,6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cwierc, pol, final, rewanze) values(10,2,0,1,1,1);">
            <text:p>insert into systemy(ilosc_druz, ilosc_gr, cwierc, pol, final, rewanze) values(10,2,0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4*[.F9]+2*[.H9]+[.I9]+[.J9]" office:value-type="float" office:value="122">
            <text:p>122</text:p>
          </table:table-cell>
          <table:table-cell table:formula="of:=[.G9]+4*[.H9]+2*[.I9]+[.J9]" office:value-type="float" office:value="63">
            <text:p>63</text:p>
          </table:table-cell>
          <table:table-cell table:style-name="ce1" table:formula="of:=2*[.O9]/[.A9]" office:value-type="float" office:value="20.3333333333333">
            <text:p>20,3333333333</text:p>
          </table:table-cell>
          <table:table-cell table:style-name="Default" table:formula="of:=2*[.P9]/[.A9]" office:value-type="float" office:value="10.5">
            <text:p>10,5</text:p>
          </table:table-cell>
          <table:table-cell table:formula="of:=[.Q9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cwierc, pol, final, rewanze) values(12,2,0,1,1,0);">
            <text:p>insert into systemy(ilosc_druz, ilosc_gr, cwierc, pol, final, rewanze) values(12,2,0,1,1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4*[.F10]+2*[.H10]+[.I10]+[.J10]" office:value-type="float" office:value="76">
            <text:p>76</text:p>
          </table:table-cell>
          <table:table-cell table:formula="of:=[.G10]+4*[.H10]+2*[.I10]+[.J10]" office:value-type="float" office:value="43">
            <text:p>43</text:p>
          </table:table-cell>
          <table:table-cell table:formula="of:=2*[.O10]/[.A10]" office:value-type="float" office:value="12.6666666666667">
            <text:p>12,6666666667</text:p>
          </table:table-cell>
          <table:table-cell table:formula="of:=2*[.P10]/[.A10]" office:value-type="float" office:value="7.16666666666667">
            <text:p>7,1666666667</text:p>
          </table:table-cell>
          <table:table-cell table:formula="of:=[.R10]" office:value-type="float" office:value="7.16666666666667">
            <text:p>7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cwierc, pol, final, rewanze) values(12,3,1,1,1,1);">
            <text:p>insert into systemy(ilosc_druz, ilosc_gr, cwierc, pol, final, rewanze) values(12,3,1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4*[.F11]+2*[.H11]+[.I11]+[.J11]" office:value-type="float" office:value="52">
            <text:p>52</text:p>
          </table:table-cell>
          <table:table-cell table:formula="of:=[.G11]+4*[.H11]+2*[.I11]+[.J11]" office:value-type="float" office:value="31">
            <text:p>31</text:p>
          </table:table-cell>
          <table:table-cell table:formula="of:=2*[.O11]/[.A11]" office:value-type="float" office:value="8.66666666666667">
            <text:p>8,6666666667</text:p>
          </table:table-cell>
          <table:table-cell table:formula="of:=2*[.P11]/[.A11]" office:value-type="float" office:value="5.16666666666667">
            <text:p>5,1666666667</text:p>
          </table:table-cell>
          <table:table-cell table:formula="of:=[.R11]" office:value-type="float" office:value="5.16666666666667">
            <text:p>5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cwierc, pol, final, rewanze) values(12,4,1,1,1,1);">
            <text:p>insert into systemy(ilosc_druz, ilosc_gr, cwierc, pol, final, rewanze) values(12,4,1,1,1,1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2]/[.B12]" office:value-type="float" office:value="5">
            <text:p>5</text:p>
          </table:table-cell>
          <table:table-cell table:formula="of:=([.C12]^2-[.C12])/2" office:value-type="float" office:value="10">
            <text:p>10</text:p>
          </table:table-cell>
          <table:table-cell table:formula="of:=[.D12]*2" office:value-type="float" office:value="20">
            <text:p>20</text:p>
          </table:table-cell>
          <table:table-cell table:formula="of:=[.B12]*[.D12]" office:value-type="float" office:value="30">
            <text:p>30</text:p>
          </table:table-cell>
          <table:table-cell table:formula="of:=[.F12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2">
            <text:p>2</text:p>
          </table:table-cell>
          <table:table-cell table:formula="of:=[.L12]-[.M12]*[.B12]" office:value-type="float" office:value="2">
            <text:p>2</text:p>
          </table:table-cell>
          <table:table-cell table:formula="of:=4*[.F12]+2*[.H12]+[.I12]+[.J12]" office:value-type="float" office:value="124">
            <text:p>124</text:p>
          </table:table-cell>
          <table:table-cell table:formula="of:=[.G12]+4*[.H12]+2*[.I12]+[.J12]" office:value-type="float" office:value="67">
            <text:p>67</text:p>
          </table:table-cell>
          <table:table-cell table:formula="of:=2*[.O12]/[.A12]" office:value-type="float" office:value="16.5333333333333">
            <text:p>16,5333333333</text:p>
          </table:table-cell>
          <table:table-cell table:style-name="Default" table:formula="of:=2*[.P12]/[.A12]" office:value-type="float" office:value="8.93333333333333">
            <text:p>8,9333333333</text:p>
          </table:table-cell>
          <table:table-cell table:formula="of:=[.Q12]" office:value-type="float" office:value="16.5333333333333">
            <text:p>16,5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cwierc, pol, final, rewanze) values(15,3,1,1,1,0);">
            <text:p>insert into systemy(ilosc_druz, ilosc_gr, cwierc, pol, final, rewanze) values(15,3,1,1,1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3]/[.B13]" office:value-type="float" office:value="4">
            <text:p>4</text:p>
          </table:table-cell>
          <table:table-cell table:formula="of:=([.C13]^2-[.C13])/2" office:value-type="float" office:value="6">
            <text:p>6</text:p>
          </table:table-cell>
          <table:table-cell table:formula="of:=[.D13]*2" office:value-type="float" office:value="12">
            <text:p>12</text:p>
          </table:table-cell>
          <table:table-cell table:formula="of:=[.B13]*[.D13]" office:value-type="float" office:value="24">
            <text:p>24</text:p>
          </table:table-cell>
          <table:table-cell table:formula="of:=[.F13]*2"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0">
            <text:p>0</text:p>
          </table:table-cell>
          <table:table-cell table:formula="of:=4*[.F13]+2*[.H13]+[.I13]+[.J13]" office:value-type="float" office:value="100">
            <text:p>100</text:p>
          </table:table-cell>
          <table:table-cell table:formula="of:=[.G13]+4*[.H13]+2*[.I13]+[.J13]" office:value-type="float" office:value="55">
            <text:p>55</text:p>
          </table:table-cell>
          <table:table-cell table:formula="of:=2*[.O13]/[.A13]" office:value-type="float" office:value="12.5">
            <text:p>12,5</text:p>
          </table:table-cell>
          <table:table-cell table:formula="of:=2*[.P13]/[.A13]" office:value-type="float" office:value="6.875">
            <text:p>6,875</text:p>
          </table:table-cell>
          <table:table-cell table:formula="of:=[.R13]" office:value-type="float" office:value="6.875">
            <text:p>6,8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cwierc, pol, final, rewanze) values(16,4,1,1,1,1);">
            <text:p>insert into systemy(ilosc_druz, ilosc_gr, cwierc, pol, final, rewanze) values(16,4,1,1,1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4]/[.B14]" office:value-type="float" office:value="3">
            <text:p>3</text:p>
          </table:table-cell>
          <table:table-cell table:formula="of:=([.C14]^2-[.C14])/2" office:value-type="float" office:value="3">
            <text:p>3</text:p>
          </table:table-cell>
          <table:table-cell table:formula="of:=[.D14]*2" office:value-type="float" office:value="6">
            <text:p>6</text:p>
          </table:table-cell>
          <table:table-cell table:formula="of:=[.B14]*[.D14]" office:value-type="float" office:value="18">
            <text:p>18</text:p>
          </table:table-cell>
          <table:table-cell table:formula="of:=[.F14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1">
            <text:p>1</text:p>
          </table:table-cell>
          <table:table-cell table:formula="of:=[.L14]-[.M14]*[.B14]" office:value-type="float" office:value="2">
            <text:p>2</text:p>
          </table:table-cell>
          <table:table-cell table:formula="of:=4*[.F14]+2*[.H14]+[.I14]+[.J14]" office:value-type="float" office:value="76">
            <text:p>76</text:p>
          </table:table-cell>
          <table:table-cell table:formula="of:=[.G14]+4*[.H14]+2*[.I14]+[.J14]" office:value-type="float" office:value="43">
            <text:p>43</text:p>
          </table:table-cell>
          <table:table-cell table:formula="of:=2*[.O14]/[.A14]" office:value-type="float" office:value="8.44444444444444">
            <text:p>8,4444444444</text:p>
          </table:table-cell>
          <table:table-cell table:formula="of:=2*[.P14]/[.A14]" office:value-type="float" office:value="4.77777777777778">
            <text:p>4,7777777778</text:p>
          </table:table-cell>
          <table:table-cell table:formula="of:=[.R14]" office:value-type="float" office:value="4.77777777777778">
            <text:p>4,7777777778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cwierc, pol, final, rewanze) values(18,6,1,1,1,1);">
            <text:p>insert into systemy(ilosc_druz, ilosc_gr, cwierc, pol, final, rewanze) values(18,6,1,1,1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5]/[.B15]" office:value-type="float" office:value="5">
            <text:p>5</text:p>
          </table:table-cell>
          <table:table-cell table:formula="of:=([.C15]^2-[.C15])/2" office:value-type="float" office:value="10">
            <text:p>10</text:p>
          </table:table-cell>
          <table:table-cell table:formula="of:=[.D15]*2" office:value-type="float" office:value="20">
            <text:p>20</text:p>
          </table:table-cell>
          <table:table-cell table:formula="of:=[.B15]*[.D15]" office:value-type="float" office:value="40">
            <text:p>40</text:p>
          </table:table-cell>
          <table:table-cell table:formula="of:=[.F15]*2"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2">
            <text:p>2</text:p>
          </table:table-cell>
          <table:table-cell table:formula="of:=[.L15]-[.M15]*[.B15]" office:value-type="float" office:value="0">
            <text:p>0</text:p>
          </table:table-cell>
          <table:table-cell table:formula="of:=4*[.F15]+2*[.H15]+[.I15]+[.J15]" office:value-type="float" office:value="164">
            <text:p>164</text:p>
          </table:table-cell>
          <table:table-cell table:formula="of:=[.G15]+4*[.H15]+2*[.I15]+[.J15]" office:value-type="float" office:value="87">
            <text:p>87</text:p>
          </table:table-cell>
          <table:table-cell table:formula="of:=2*[.O15]/[.A15]" office:value-type="float" office:value="16.4">
            <text:p>16,4</text:p>
          </table:table-cell>
          <table:table-cell table:style-name="Default" table:formula="of:=2*[.P15]/[.A15]" office:value-type="float" office:value="8.7">
            <text:p>8,7</text:p>
          </table:table-cell>
          <table:table-cell table:formula="of:=[.Q15]" office:value-type="float" office:value="16.4">
            <text:p>16,4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cwierc, pol, final, rewanze) values(20,4,1,1,1,0);">
            <text:p>insert into systemy(ilosc_druz, ilosc_gr, cwierc, pol, final, rewanze) values(20,4,1,1,1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6]/[.B16]" office:value-type="float" office:value="4">
            <text:p>4</text:p>
          </table:table-cell>
          <table:table-cell table:formula="of:=([.C16]^2-[.C16])/2" office:value-type="float" office:value="6">
            <text:p>6</text:p>
          </table:table-cell>
          <table:table-cell table:formula="of:=[.D16]*2" office:value-type="float" office:value="12">
            <text:p>12</text:p>
          </table:table-cell>
          <table:table-cell table:formula="of:=[.B16]*[.D16]" office:value-type="float" office:value="30">
            <text:p>30</text:p>
          </table:table-cell>
          <table:table-cell table:formula="of:=[.F16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1">
            <text:p>1</text:p>
          </table:table-cell>
          <table:table-cell table:formula="of:=[.L16]-[.M16]*[.B16]" office:value-type="float" office:value="3">
            <text:p>3</text:p>
          </table:table-cell>
          <table:table-cell table:formula="of:=4*[.F16]+2*[.H16]+[.I16]+[.J16]" office:value-type="float" office:value="124">
            <text:p>124</text:p>
          </table:table-cell>
          <table:table-cell table:formula="of:=[.G16]+4*[.H16]+2*[.I16]+[.J16]" office:value-type="float" office:value="67">
            <text:p>67</text:p>
          </table:table-cell>
          <table:table-cell table:formula="of:=2*[.O16]/[.A16]" office:value-type="float" office:value="12.4">
            <text:p>12,4</text:p>
          </table:table-cell>
          <table:table-cell table:formula="of:=2*[.P16]/[.A16]" office:value-type="float" office:value="6.7">
            <text:p>6,7</text:p>
          </table:table-cell>
          <table:table-cell table:formula="of:=[.R16]" office:value-type="float" office:value="6.7">
            <text:p>6,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cwierc, pol, final, rewanze) values(20,5,1,1,1,1);">
            <text:p>insert into systemy(ilosc_druz, ilosc_gr, cwierc, pol, final, rewanze) values(20,5,1,1,1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7]/[.B17]" office:value-type="float" office:value="3">
            <text:p>3</text:p>
          </table:table-cell>
          <table:table-cell table:formula="of:=([.C17]^2-[.C17])/2" office:value-type="float" office:value="3">
            <text:p>3</text:p>
          </table:table-cell>
          <table:table-cell table:formula="of:=[.D17]*2" office:value-type="float" office:value="6">
            <text:p>6</text:p>
          </table:table-cell>
          <table:table-cell table:formula="of:=[.B17]*[.D17]" office:value-type="float" office:value="21">
            <text:p>21</text:p>
          </table:table-cell>
          <table:table-cell table:formula="of:=[.F17]*2"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1">
            <text:p>1</text:p>
          </table:table-cell>
          <table:table-cell table:formula="of:=4*[.F17]+2*[.H17]+[.I17]+[.J17]" office:value-type="float" office:value="88">
            <text:p>88</text:p>
          </table:table-cell>
          <table:table-cell table:formula="of:=[.G17]+4*[.H17]+2*[.I17]+[.J17]" office:value-type="float" office:value="49">
            <text:p>49</text:p>
          </table:table-cell>
          <table:table-cell table:formula="of:=2*[.O17]/[.A17]" office:value-type="float" office:value="8.38095238095238">
            <text:p>8,380952381</text:p>
          </table:table-cell>
          <table:table-cell table:formula="of:=2*[.P17]/[.A17]" office:value-type="float" office:value="4.66666666666667">
            <text:p>4,6666666667</text:p>
          </table:table-cell>
          <table:table-cell table:formula="of:=[.R1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cwierc, pol, final, rewanze) values(21,7,1,1,1,1);">
            <text:p>insert into systemy(ilosc_druz, ilosc_gr, cwierc, pol, final, rewanze) values(21,7,1,1,1,1);</text:p>
          </table:table-cell>
          <table:table-cell table:number-columns-repeated="1003"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IN([.S2:.S17])" office:value-type="float" office:value="4.33333333333333">
            <text:p>4,3333333333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AX([.S2:.S17])" office:value-type="float" office:value="20.3333333333333">
            <text:p>20,3333333333</text:p>
          </table:table-cell>
          <table:table-cell table:style-name="Default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.11.2017</text:date>, <text:time>23:49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21T23:49:11.19</dc:date>
    <dc:creator>Łukasz Janicki</dc:creator>
    <meta:editing-duration>PT11H38M26S</meta:editing-duration>
    <meta:editing-cycles>12</meta:editing-cycles>
    <meta:generator>OpenOffice/4.1.2$Win32 OpenOffice.org_project/412m3$Build-9782</meta:generator>
    <meta:document-statistic meta:table-count="4" meta:cell-count="1965" meta:object-count="0"/>
  </office:meta>
</office:document-meta>
</file>